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4396in" style:rel-column-width="23087*"/>
    </style:style>
    <style:style style:name="Table1.B" style:family="table-column">
      <style:table-column-properties style:column-width="4.4854in" style:rel-column-width="42448*"/>
    </style:style>
    <style:style style:name="Table1.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5pt solid #000000"/>
    </style:style>
    <style:style style:name="Table8.A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5pt solid #000000"/>
    </style:style>
    <style:style style:name="Table9.A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2.A2" style:family="table-cell">
      <style:table-cell-properties fo:padding="0.0382in" fo:border-left="0.5pt solid #000000" fo:border-right="0.5pt solid #000000" fo:border-top="none" fo:border-bottom="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3.A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5pt solid #000000"/>
    </style:style>
    <style:style style:name="Table4.A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5pt solid #000000"/>
    </style:style>
    <style:style style:name="Table5.A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Table16.A2" style:family="table-cell">
      <style:table-cell-properties fo:padding="0.0382in" fo:border-left="0.5pt solid #000000" fo:border-right="0.5pt solid #000000" fo:border-top="none" fo:border-bottom="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5pt solid #000000"/>
    </style:style>
    <style:style style:name="Table17.A2" style:family="table-cell">
      <style:table-cell-properties fo:padding="0.0382in" fo:border-left="0.5pt solid #000000" fo:border-right="0.5pt solid #000000" fo:border-top="none" fo:border-bottom="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5pt solid #000000"/>
    </style:style>
    <style:style style:name="Table18.A2" style:family="table-cell">
      <style:table-cell-properties fo:padding="0.0382in" fo:border-left="0.5pt solid #000000" fo:border-right="0.5pt solid #000000" fo:border-top="none" fo:border-bottom="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5pt solid #000000"/>
    </style:style>
    <style:style style:name="Table41.A2" style:family="table-cell">
      <style:table-cell-properties fo:padding="0.0382in" fo:border-left="0.5pt solid #000000" fo:border-right="0.5pt solid #000000" fo:border-top="none" fo:border-bottom="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5pt solid #000000"/>
    </style:style>
    <style:style style:name="Table38.A2" style:family="table-cell">
      <style:table-cell-properties fo:padding="0.0382in" fo:border-left="0.5pt solid #000000" fo:border-right="0.5pt solid #000000" fo:border-top="none" fo:border-bottom="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5pt solid #000000"/>
    </style:style>
    <style:style style:name="Table39.A2" style:family="table-cell">
      <style:table-cell-properties fo:padding="0.0382in" fo:border-left="0.5pt solid #000000" fo:border-right="0.5pt solid #000000" fo:border-top="none" fo:border-bottom="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5pt solid #000000"/>
    </style:style>
    <style:style style:name="Table19.A2" style:family="table-cell">
      <style:table-cell-properties fo:padding="0.0382in" fo:border-left="0.5pt solid #000000" fo:border-right="0.5pt solid #000000" fo:border-top="none" fo:border-bottom="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5pt solid #000000"/>
    </style:style>
    <style:style style:name="Table10.A2" style:family="table-cell">
      <style:table-cell-properties fo:padding="0.0382in" fo:border-left="0.5pt solid #000000" fo:border-right="0.5pt solid #000000" fo:border-top="none" fo:border-bottom="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5pt solid #000000"/>
    </style:style>
    <style:style style:name="Table11.A2" style:family="table-cell">
      <style:table-cell-properties fo:padding="0.0382in" fo:border-left="0.5pt solid #000000" fo:border-right="0.5pt solid #000000" fo:border-top="none" fo:border-bottom="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5pt solid #000000"/>
    </style:style>
    <style:style style:name="Table21.A2" style:family="table-cell">
      <style:table-cell-properties fo:padding="0.0382in" fo:border-left="0.5pt solid #000000" fo:border-right="0.5pt solid #000000" fo:border-top="none" fo:border-bottom="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5pt solid #000000"/>
    </style:style>
    <style:style style:name="Table24.A2" style:family="table-cell">
      <style:table-cell-properties fo:padding="0.0382in" fo:border-left="0.5pt solid #000000" fo:border-right="0.5pt solid #000000" fo:border-top="none" fo:border-bottom="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4.A2" style:family="table-cell">
      <style:table-cell-properties fo:padding="0.0382in" fo:border-left="0.5pt solid #000000" fo:border-right="0.5pt solid #000000" fo:border-top="none" fo:border-bottom="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5pt solid #000000"/>
    </style:style>
    <style:style style:name="Table25.A2" style:family="table-cell">
      <style:table-cell-properties fo:padding="0.0382in" fo:border-left="0.5pt solid #000000" fo:border-right="0.5pt solid #000000" fo:border-top="none" fo:border-bottom="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5pt solid #000000"/>
    </style:style>
    <style:style style:name="Table40.A2" style:family="table-cell">
      <style:table-cell-properties fo:padding="0.0382in" fo:border-left="0.5pt solid #000000" fo:border-right="0.5pt solid #000000" fo:border-top="none" fo:border-bottom="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5pt solid #000000"/>
    </style:style>
    <style:style style:name="Table15.A2" style:family="table-cell">
      <style:table-cell-properties fo:padding="0.0382in" fo:border-left="0.5pt solid #000000" fo:border-right="0.5pt solid #000000" fo:border-top="none" fo:border-bottom="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5pt solid #000000"/>
    </style:style>
    <style:style style:name="Table20.A2" style:family="table-cell">
      <style:table-cell-properties fo:padding="0.0382in" fo:border-left="0.5pt solid #000000" fo:border-right="0.5pt solid #000000" fo:border-top="none" fo:border-bottom="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5pt solid #000000"/>
    </style:style>
    <style:style style:name="Table22.A2" style:family="table-cell">
      <style:table-cell-properties fo:padding="0.0382in" fo:border-left="0.5pt solid #000000" fo:border-right="0.5pt solid #000000" fo:border-top="none" fo:border-bottom="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5pt solid #000000"/>
    </style:style>
    <style:style style:name="Table28.A2" style:family="table-cell">
      <style:table-cell-properties fo:padding="0.0382in" fo:border-left="0.5pt solid #000000" fo:border-right="0.5pt solid #000000" fo:border-top="none" fo:border-bottom="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5pt solid #000000"/>
    </style:style>
    <style:style style:name="Table29.A2" style:family="table-cell">
      <style:table-cell-properties fo:padding="0.0382in" fo:border-left="0.5pt solid #000000" fo:border-right="0.5pt solid #000000" fo:border-top="none" fo:border-bottom="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5pt solid #000000"/>
    </style:style>
    <style:style style:name="Table31.A2" style:family="table-cell">
      <style:table-cell-properties fo:padding="0.0382in" fo:border-left="0.5pt solid #000000" fo:border-right="0.5pt solid #000000" fo:border-top="none" fo:border-bottom="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5pt solid #000000"/>
    </style:style>
    <style:style style:name="Table35.A2" style:family="table-cell">
      <style:table-cell-properties fo:padding="0.0382in" fo:border-left="0.5pt solid #000000" fo:border-right="0.5pt solid #000000" fo:border-top="none" fo:border-bottom="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5pt solid #000000"/>
    </style:style>
    <style:style style:name="Table37.A2" style:family="table-cell">
      <style:table-cell-properties fo:padding="0.0382in" fo:border-left="0.5pt solid #000000" fo:border-right="0.5pt solid #000000" fo:border-top="none" fo:border-bottom="0.5pt solid #000000"/>
    </style:style>
    <style:style style:name="P1" style:family="paragraph" style:parent-style-name="Table_20_Contents">
      <style:text-properties fo:font-size="13pt" officeooo:rsid="0017650d" officeooo:paragraph-rsid="00259f4d" style:font-size-asian="13pt" style:font-size-complex="13pt"/>
    </style:style>
    <style:style style:name="P2" style:family="paragraph" style:parent-style-name="Standard">
      <style:text-properties fo:font-size="14pt" fo:font-weight="bold" officeooo:rsid="00818a3a" officeooo:paragraph-rsid="00818a3a" style:font-weight-asian="bold" style:font-weight-complex="bold"/>
    </style:style>
    <style:style style:name="P3" style:family="paragraph" style:parent-style-name="Standard">
      <style:text-properties fo:font-size="14pt" fo:font-weight="bold" officeooo:rsid="00429685" officeooo:paragraph-rsid="00429685" style:font-size-asian="14pt" style:font-weight-asian="bold" style:font-size-complex="14pt" style:font-weight-complex="bold"/>
    </style:style>
    <style:style style:name="P4" style:family="paragraph" style:parent-style-name="Standard">
      <style:text-properties officeooo:paragraph-rsid="00259f4d"/>
    </style:style>
    <style:style style:name="P5" style:family="paragraph" style:parent-style-name="Standard">
      <style:text-properties fo:font-size="12pt" fo:font-weight="normal" officeooo:rsid="00429685" officeooo:paragraph-rsid="00429685" style:font-size-asian="10.5pt" style:font-weight-asian="normal" style:font-size-complex="12pt" style:font-weight-complex="normal"/>
    </style:style>
    <style:style style:name="P6" style:family="paragraph" style:parent-style-name="Standard">
      <style:text-properties fo:font-size="12pt" fo:font-weight="normal" officeooo:rsid="0062379f" officeooo:paragraph-rsid="00aa62d3" style:font-size-asian="10.5pt" style:font-weight-asian="normal" style:font-size-complex="12pt" style:font-weight-complex="normal"/>
    </style:style>
    <style:style style:name="P7" style:family="paragraph" style:parent-style-name="Standard">
      <style:text-properties fo:font-size="12pt" fo:font-weight="normal" officeooo:rsid="00aa62d3" officeooo:paragraph-rsid="00aa62d3" style:font-size-asian="10.5pt" style:font-weight-asian="normal" style:font-size-complex="12pt" style:font-weight-complex="normal"/>
    </style:style>
    <style:style style:name="P8" style:family="paragraph" style:parent-style-name="Standard">
      <style:text-properties fo:font-size="12pt" fo:font-weight="normal" officeooo:rsid="00aa9f2b" officeooo:paragraph-rsid="016617b3" style:font-size-asian="10.5pt" style:font-weight-asian="normal" style:font-size-complex="12pt" style:font-weight-complex="normal"/>
    </style:style>
    <style:style style:name="P9" style:family="paragraph" style:parent-style-name="Table_20_Contents">
      <style:paragraph-properties fo:text-align="end" style:justify-single-word="false"/>
      <style:text-properties fo:font-size="12pt" officeooo:rsid="007fa640" officeooo:paragraph-rsid="007fa640" style:font-size-asian="12pt" style:font-size-complex="12pt"/>
    </style:style>
    <style:style style:name="P10" style:family="paragraph" style:parent-style-name="Standard">
      <style:text-properties officeooo:rsid="004d8be1" officeooo:paragraph-rsid="004f64aa"/>
    </style:style>
    <style:style style:name="P11" style:family="paragraph" style:parent-style-name="Standard">
      <style:text-properties officeooo:rsid="004139c1" officeooo:paragraph-rsid="006b2f26"/>
    </style:style>
    <style:style style:name="P12" style:family="paragraph" style:parent-style-name="Table_20_Contents">
      <style:text-properties officeooo:rsid="0070a0fd" officeooo:paragraph-rsid="0070a0fd"/>
    </style:style>
    <style:style style:name="P13" style:family="paragraph" style:parent-style-name="Standard">
      <style:text-properties officeooo:rsid="0053d86c" officeooo:paragraph-rsid="004f64aa"/>
    </style:style>
    <style:style style:name="P14" style:family="paragraph" style:parent-style-name="Standard">
      <style:text-properties officeooo:rsid="00818a3a" officeooo:paragraph-rsid="00818a3a"/>
    </style:style>
    <style:style style:name="P15" style:family="paragraph" style:parent-style-name="Standard">
      <style:text-properties officeooo:rsid="00818a3a" officeooo:paragraph-rsid="00aff6be"/>
    </style:style>
    <style:style style:name="P16" style:family="paragraph" style:parent-style-name="Standard">
      <style:text-properties officeooo:rsid="00818a3a" officeooo:paragraph-rsid="00ae1b95"/>
    </style:style>
    <style:style style:name="P17" style:family="paragraph" style:parent-style-name="Standard">
      <style:text-properties officeooo:rsid="00818a3a" officeooo:paragraph-rsid="015a8e87"/>
    </style:style>
    <style:style style:name="P18" style:family="paragraph" style:parent-style-name="Standard">
      <style:text-properties officeooo:rsid="0087a021" officeooo:paragraph-rsid="00828f93"/>
    </style:style>
    <style:style style:name="P19" style:family="paragraph" style:parent-style-name="Standard">
      <style:text-properties officeooo:rsid="0087a021" officeooo:paragraph-rsid="00b0c3a7"/>
    </style:style>
    <style:style style:name="P20" style:family="paragraph" style:parent-style-name="Standard">
      <style:text-properties officeooo:rsid="0087a021" officeooo:paragraph-rsid="00f67358"/>
    </style:style>
    <style:style style:name="P21" style:family="paragraph" style:parent-style-name="Table_20_Contents">
      <style:text-properties officeooo:rsid="0087a021" officeooo:paragraph-rsid="00f9b20e"/>
    </style:style>
    <style:style style:name="P22" style:family="paragraph" style:parent-style-name="Standard">
      <style:text-properties officeooo:rsid="0087a021" officeooo:paragraph-rsid="00f9b20e"/>
    </style:style>
    <style:style style:name="P23" style:family="paragraph" style:parent-style-name="Standard">
      <style:text-properties officeooo:rsid="0087a021" officeooo:paragraph-rsid="0100fe7c"/>
    </style:style>
    <style:style style:name="P24" style:family="paragraph" style:parent-style-name="Standard">
      <style:text-properties officeooo:rsid="0087a021" officeooo:paragraph-rsid="010615cd"/>
    </style:style>
    <style:style style:name="P25" style:family="paragraph" style:parent-style-name="Standard">
      <style:text-properties officeooo:rsid="0087a021" officeooo:paragraph-rsid="01083dab"/>
    </style:style>
    <style:style style:name="P26" style:family="paragraph" style:parent-style-name="Table_20_Contents">
      <style:text-properties officeooo:rsid="0087a021" officeooo:paragraph-rsid="010f00c7"/>
    </style:style>
    <style:style style:name="P27" style:family="paragraph" style:parent-style-name="Standard">
      <style:text-properties officeooo:rsid="0087a021" officeooo:paragraph-rsid="010f00c7"/>
    </style:style>
    <style:style style:name="P28"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87a021" officeooo:paragraph-rsid="010f00c7"/>
    </style:style>
    <style:style style:name="P29" style:family="paragraph" style:parent-style-name="Table_20_Contents">
      <style:text-properties officeooo:rsid="0087a021" officeooo:paragraph-rsid="00aff6be"/>
    </style:style>
    <style:style style:name="P30" style:family="paragraph" style:parent-style-name="Standard">
      <style:text-properties officeooo:rsid="0087a021" officeooo:paragraph-rsid="0127a359"/>
    </style:style>
    <style:style style:name="P31" style:family="paragraph" style:parent-style-name="Standard">
      <style:text-properties officeooo:rsid="0087a021" officeooo:paragraph-rsid="012813c7"/>
    </style:style>
    <style:style style:name="P32" style:family="paragraph" style:parent-style-name="Standard">
      <style:text-properties officeooo:rsid="0087a021" officeooo:paragraph-rsid="012b758b"/>
    </style:style>
    <style:style style:name="P33" style:family="paragraph" style:parent-style-name="Standard">
      <style:text-properties officeooo:rsid="0087a021" officeooo:paragraph-rsid="010134e0"/>
    </style:style>
    <style:style style:name="P34" style:family="paragraph" style:parent-style-name="Standard">
      <style:text-properties officeooo:rsid="0087a021" officeooo:paragraph-rsid="01035050"/>
    </style:style>
    <style:style style:name="P35" style:family="paragraph" style:parent-style-name="Standard">
      <style:text-properties officeooo:rsid="0087a021" officeooo:paragraph-rsid="0109361f"/>
    </style:style>
    <style:style style:name="P36" style:family="paragraph" style:parent-style-name="Standard">
      <style:text-properties officeooo:rsid="0087a021" officeooo:paragraph-rsid="013b2459"/>
    </style:style>
    <style:style style:name="P37" style:family="paragraph" style:parent-style-name="Standard">
      <style:text-properties officeooo:rsid="0087a021" officeooo:paragraph-rsid="0140f544"/>
    </style:style>
    <style:style style:name="P38" style:family="paragraph" style:parent-style-name="Standard">
      <style:text-properties officeooo:rsid="0087a021" officeooo:paragraph-rsid="0142c1da"/>
    </style:style>
    <style:style style:name="P39" style:family="paragraph" style:parent-style-name="Standard">
      <style:text-properties officeooo:rsid="0087a021" officeooo:paragraph-rsid="0142eca7"/>
    </style:style>
    <style:style style:name="P40" style:family="paragraph" style:parent-style-name="Standard">
      <style:text-properties officeooo:rsid="0087a021" officeooo:paragraph-rsid="014529e5"/>
    </style:style>
    <style:style style:name="P41" style:family="paragraph" style:parent-style-name="Standard">
      <style:text-properties officeooo:rsid="0087a021" officeooo:paragraph-rsid="01458d70"/>
    </style:style>
    <style:style style:name="P42" style:family="paragraph" style:parent-style-name="Table_20_Contents">
      <style:text-properties officeooo:rsid="0087a021" officeooo:paragraph-rsid="01458d70"/>
    </style:style>
    <style:style style:name="P43" style:family="paragraph" style:parent-style-name="Standard">
      <style:text-properties officeooo:rsid="0087a021" officeooo:paragraph-rsid="01503910"/>
    </style:style>
    <style:style style:name="P44" style:family="paragraph" style:parent-style-name="Standard">
      <style:text-properties officeooo:rsid="0087a021" officeooo:paragraph-rsid="0144eab8"/>
    </style:style>
    <style:style style:name="P45" style:family="paragraph" style:parent-style-name="Standard">
      <style:text-properties officeooo:rsid="0087a021" officeooo:paragraph-rsid="0143f506"/>
    </style:style>
    <style:style style:name="P46" style:family="paragraph" style:parent-style-name="Standard">
      <style:text-properties officeooo:rsid="00ac4f5b" officeooo:paragraph-rsid="00ac4f5b"/>
    </style:style>
    <style:style style:name="P47" style:family="paragraph" style:parent-style-name="Standard">
      <style:text-properties style:text-underline-style="solid" style:text-underline-width="auto" style:text-underline-color="font-color" fo:font-weight="bold" officeooo:rsid="00df116b" officeooo:paragraph-rsid="00df116b"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eb6155" officeooo:paragraph-rsid="00eb6155"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87a021" officeooo:paragraph-rsid="00b0c3a7"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87a021" officeooo:paragraph-rsid="01503910" style:font-weight-asian="bold" style:font-weight-complex="bold"/>
    </style:style>
    <style:style style:name="P51" style:family="paragraph" style:parent-style-name="Standard">
      <style:text-properties style:text-underline-style="solid" style:text-underline-width="auto" style:text-underline-color="font-color" fo:font-weight="bold" officeooo:rsid="0087a021" officeooo:paragraph-rsid="00f856a5" style:font-weight-asian="bold" style:font-weight-complex="bold"/>
    </style:style>
    <style:style style:name="P52" style:family="paragraph" style:parent-style-name="Standard">
      <style:paragraph-properties fo:break-before="page"/>
      <style:text-properties style:text-underline-style="solid" style:text-underline-width="auto" style:text-underline-color="font-color" fo:font-weight="bold" officeooo:rsid="0087a021" officeooo:paragraph-rsid="00f856a5" style:font-weight-asian="bold" style:font-weight-complex="bold"/>
    </style:style>
    <style:style style:name="P53" style:family="paragraph" style:parent-style-name="Standard">
      <style:text-properties style:text-underline-style="solid" style:text-underline-width="auto" style:text-underline-color="font-color" fo:font-weight="bold" officeooo:rsid="0107d4df" officeooo:paragraph-rsid="0107d4df" style:font-weight-asian="bold" style:font-weight-complex="bold"/>
    </style:style>
    <style:style style:name="P54" style:family="paragraph" style:parent-style-name="Standard">
      <style:text-properties style:text-underline-style="solid" style:text-underline-width="auto" style:text-underline-color="font-color" fo:font-weight="bold" officeooo:rsid="0107d4df" officeooo:paragraph-rsid="013816cc" style:font-weight-asian="bold" style:font-weight-complex="bold"/>
    </style:style>
    <style:style style:name="P55" style:family="paragraph" style:parent-style-name="Standard">
      <style:text-properties style:text-underline-style="solid" style:text-underline-width="auto" style:text-underline-color="font-color" fo:font-weight="bold" officeooo:rsid="0120dfbe" officeooo:paragraph-rsid="0120dfbe" style:font-weight-asian="bold" style:font-weight-complex="bold"/>
    </style:style>
    <style:style style:name="P56" style:family="paragraph" style:parent-style-name="Standard">
      <style:text-properties style:text-underline-style="solid" style:text-underline-width="auto" style:text-underline-color="font-color" fo:font-weight="normal" officeooo:rsid="013b2459" officeooo:paragraph-rsid="013b2459"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13b2459" officeooo:paragraph-rsid="0142c1da"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13b2459" officeooo:paragraph-rsid="0144eab8"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13b2459" officeooo:paragraph-rsid="0143760d" style:font-weight-asian="normal" style:font-weight-complex="normal"/>
    </style:style>
    <style:style style:name="P60" style:family="paragraph" style:parent-style-name="Table_20_Contents">
      <style:text-properties style:font-name="Liberation Serif" fo:font-style="italic" officeooo:rsid="0083d041" officeooo:paragraph-rsid="00ae1b95" style:font-style-asian="italic" style:font-style-complex="italic"/>
    </style:style>
    <style:style style:name="P61" style:family="paragraph" style:parent-style-name="Table_20_Contents">
      <style:text-properties style:font-name="Liberation Serif" fo:font-style="italic" officeooo:rsid="0083d041" officeooo:paragraph-rsid="00e8239f" style:font-style-asian="italic" style:font-style-complex="italic"/>
    </style:style>
    <style:style style:name="P62" style:family="paragraph" style:parent-style-name="Table_20_Contents">
      <style:text-properties style:font-name="Liberation Serif" fo:font-style="italic" officeooo:rsid="0083d041" officeooo:paragraph-rsid="00ed0707" style:font-style-asian="italic" style:font-style-complex="italic"/>
    </style:style>
    <style:style style:name="P63" style:family="paragraph" style:parent-style-name="Table_20_Contents">
      <style:text-properties style:font-name="Liberation Serif" fo:font-style="italic" officeooo:rsid="0083d041" officeooo:paragraph-rsid="00f67358" style:font-style-asian="italic" style:font-style-complex="italic"/>
    </style:style>
    <style:style style:name="P64" style:family="paragraph" style:parent-style-name="Table_20_Contents">
      <style:text-properties style:font-name="Liberation Serif" fo:font-style="italic" officeooo:rsid="0083d041" officeooo:paragraph-rsid="00f856a5" style:font-style-asian="italic" style:font-style-complex="italic"/>
    </style:style>
    <style:style style:name="P65" style:family="paragraph" style:parent-style-name="Table_20_Contents">
      <style:text-properties style:font-name="Liberation Serif" fo:font-style="italic" officeooo:rsid="0083d041" officeooo:paragraph-rsid="0100fe7c" style:font-style-asian="italic" style:font-style-complex="italic"/>
    </style:style>
    <style:style style:name="P66" style:family="paragraph" style:parent-style-name="Table_20_Contents">
      <style:text-properties style:font-name="Liberation Serif" fo:font-style="italic" officeooo:rsid="0083d041" officeooo:paragraph-rsid="0120eb22" style:font-style-asian="italic" style:font-style-complex="italic"/>
    </style:style>
    <style:style style:name="P67" style:family="paragraph" style:parent-style-name="Table_20_Contents">
      <style:text-properties style:font-name="Liberation Serif" fo:font-style="italic" officeooo:rsid="0083d041" officeooo:paragraph-rsid="012813c7" style:font-style-asian="italic" style:font-style-complex="italic"/>
    </style:style>
    <style:style style:name="P68" style:family="paragraph" style:parent-style-name="Table_20_Contents">
      <style:text-properties style:font-name="Liberation Serif" fo:font-style="italic" officeooo:rsid="0083d041" officeooo:paragraph-rsid="012cb39b" style:font-style-asian="italic" style:font-style-complex="italic"/>
    </style:style>
    <style:style style:name="P69" style:family="paragraph" style:parent-style-name="Table_20_Contents">
      <style:text-properties style:font-name="Liberation Serif" fo:font-style="italic" officeooo:rsid="0083d041" officeooo:paragraph-rsid="013b2459" style:font-style-asian="italic" style:font-style-complex="italic"/>
    </style:style>
    <style:style style:name="P70" style:family="paragraph" style:parent-style-name="Table_20_Contents">
      <style:text-properties style:font-name="Liberation Serif" fo:font-style="italic" officeooo:rsid="0083d041" officeooo:paragraph-rsid="013ddae9" style:font-style-asian="italic" style:font-style-complex="italic"/>
    </style:style>
    <style:style style:name="P71" style:family="paragraph" style:parent-style-name="Table_20_Contents">
      <style:text-properties style:font-name="Liberation Serif" fo:font-style="italic" officeooo:rsid="0083d041" officeooo:paragraph-rsid="0142eca7" style:font-style-asian="italic" style:font-style-complex="italic"/>
    </style:style>
    <style:style style:name="P72" style:family="paragraph" style:parent-style-name="Table_20_Contents">
      <style:text-properties style:font-name="Liberation Serif" fo:font-style="italic" officeooo:rsid="0083d041" officeooo:paragraph-rsid="014529e5" style:font-style-asian="italic" style:font-style-complex="italic"/>
    </style:style>
    <style:style style:name="P73" style:family="paragraph" style:parent-style-name="Table_20_Contents">
      <style:text-properties style:font-name="Liberation Serif" fo:font-style="italic" officeooo:rsid="0083d041" officeooo:paragraph-rsid="01503910" style:font-style-asian="italic" style:font-style-complex="italic"/>
    </style:style>
    <style:style style:name="P74" style:family="paragraph" style:parent-style-name="Table_20_Contents">
      <style:text-properties style:font-name="Liberation Serif" fo:font-style="italic" officeooo:rsid="0083d041" officeooo:paragraph-rsid="015e67fa" style:font-style-asian="italic" style:font-style-complex="italic"/>
    </style:style>
    <style:style style:name="P75" style:family="paragraph" style:parent-style-name="Table_20_Contents">
      <style:text-properties style:font-name="Liberation Serif" fo:font-style="italic" officeooo:rsid="0083d041" officeooo:paragraph-rsid="0144eab8" style:font-style-asian="italic" style:font-style-complex="italic"/>
    </style:style>
    <style:style style:name="P76" style:family="paragraph" style:parent-style-name="Table_20_Contents">
      <style:text-properties style:font-name="Liberation Serif" fo:font-style="italic" officeooo:rsid="0083d041" officeooo:paragraph-rsid="0143f506" style:font-style-asian="italic" style:font-style-complex="italic"/>
    </style:style>
    <style:style style:name="P77" style:family="paragraph" style:parent-style-name="Table_20_Contents">
      <style:text-properties style:font-name="Liberation Serif" fo:font-weight="normal" officeooo:rsid="00ae1b95" officeooo:paragraph-rsid="00ea0111" style:font-weight-asian="normal" style:font-weight-complex="normal"/>
    </style:style>
    <style:style style:name="P78" style:family="paragraph" style:parent-style-name="Table_20_Contents">
      <style:text-properties style:font-name="Liberation Serif" fo:font-weight="normal" officeooo:rsid="00ae1b95" officeooo:paragraph-rsid="00edad4e" style:font-weight-asian="normal" style:font-weight-complex="normal"/>
    </style:style>
    <style:style style:name="P79" style:family="paragraph" style:parent-style-name="Table_20_Contents">
      <style:text-properties style:font-name="Liberation Serif" fo:font-weight="normal" officeooo:rsid="00ae1b95" officeooo:paragraph-rsid="00f67358" style:font-weight-asian="normal" style:font-weight-complex="normal"/>
    </style:style>
    <style:style style:name="P80" style:family="paragraph" style:parent-style-name="Table_20_Contents">
      <style:text-properties style:font-name="Liberation Serif" fo:font-weight="normal" officeooo:rsid="00ae1b95" officeooo:paragraph-rsid="01228c52" style:font-weight-asian="normal" style:font-weight-complex="normal"/>
    </style:style>
    <style:style style:name="P81" style:family="paragraph" style:parent-style-name="Table_20_Contents">
      <style:text-properties style:font-name="Liberation Serif" fo:font-weight="normal" officeooo:rsid="00ae1b95" officeooo:paragraph-rsid="0127a359" style:font-weight-asian="normal" style:font-weight-complex="normal"/>
    </style:style>
    <style:style style:name="P82" style:family="paragraph" style:parent-style-name="Table_20_Contents">
      <style:text-properties style:font-name="Liberation Serif" fo:font-weight="normal" officeooo:rsid="00ae1b95" officeooo:paragraph-rsid="012b758b" style:font-weight-asian="normal" style:font-weight-complex="normal"/>
    </style:style>
    <style:style style:name="P83" style:family="paragraph" style:parent-style-name="Table_20_Contents">
      <style:text-properties style:font-name="Liberation Serif" fo:font-weight="normal" officeooo:rsid="00ae1b95" officeooo:paragraph-rsid="0140f544" style:font-weight-asian="normal" style:font-weight-complex="normal"/>
    </style:style>
    <style:style style:name="P84" style:family="paragraph" style:parent-style-name="Table_20_Contents">
      <style:text-properties style:font-name="Liberation Serif" fo:font-weight="normal" officeooo:rsid="00ae1b95" officeooo:paragraph-rsid="01503910" style:font-weight-asian="normal" style:font-weight-complex="normal"/>
    </style:style>
    <style:style style:name="P85" style:family="paragraph" style:parent-style-name="Standard">
      <style:paragraph-properties fo:text-align="start" style:justify-single-word="false"/>
      <style:text-properties style:font-name="Liberation Serif" style:text-underline-style="solid" style:text-underline-width="auto" style:text-underline-color="font-color" fo:font-weight="bold" officeooo:rsid="00ffee7e" officeooo:paragraph-rsid="00ffee7e" style:font-weight-asian="bold" style:font-weight-complex="bold"/>
    </style:style>
    <style:style style:name="P86" style:family="paragraph" style:parent-style-name="Table_20_Contents">
      <style:paragraph-properties fo:text-align="end" style:justify-single-word="false"/>
      <style:text-properties fo:font-size="8pt" officeooo:rsid="00dc4b3f" officeooo:paragraph-rsid="00dc4b3f" style:font-size-asian="12.25pt" style:font-size-complex="14pt"/>
    </style:style>
    <style:style style:name="P87" style:family="paragraph" style:parent-style-name="Standard">
      <style:text-properties officeooo:rsid="00df116b" officeooo:paragraph-rsid="00df116b"/>
    </style:style>
    <style:style style:name="P88" style:family="paragraph" style:parent-style-name="Standard">
      <style:text-properties officeooo:rsid="00e0c82d" officeooo:paragraph-rsid="00e7e3b2"/>
    </style:style>
    <style:style style:name="P89" style:family="paragraph" style:parent-style-name="Standard">
      <style:text-properties officeooo:rsid="00e0c82d" officeooo:paragraph-rsid="00e8239f"/>
    </style:style>
    <style:style style:name="P90" style:family="paragraph" style:parent-style-name="Standard">
      <style:text-properties officeooo:rsid="00e0c82d" officeooo:paragraph-rsid="00ea0111"/>
    </style:style>
    <style:style style:name="P91" style:family="paragraph" style:parent-style-name="Standard">
      <style:text-properties officeooo:rsid="00e0c82d" officeooo:paragraph-rsid="00edad4e"/>
    </style:style>
    <style:style style:name="P92" style:family="paragraph" style:parent-style-name="Standard">
      <style:text-properties officeooo:rsid="00e0c82d" officeooo:paragraph-rsid="0120dfbe"/>
    </style:style>
    <style:style style:name="P93" style:family="paragraph" style:parent-style-name="Standard">
      <style:text-properties officeooo:rsid="00e0c82d" officeooo:paragraph-rsid="01228c52"/>
    </style:style>
    <style:style style:name="P94" style:family="paragraph" style:parent-style-name="Standard">
      <style:text-properties officeooo:rsid="00e0c82d" officeooo:paragraph-rsid="01248ac1"/>
    </style:style>
    <style:style style:name="P95" style:family="paragraph" style:parent-style-name="Standard">
      <style:text-properties officeooo:rsid="00eb6155" officeooo:paragraph-rsid="00ed0707"/>
    </style:style>
    <style:style style:name="P96" style:family="paragraph" style:parent-style-name="Standard">
      <style:text-properties officeooo:rsid="00eb6155" officeooo:paragraph-rsid="00edad4e"/>
    </style:style>
    <style:style style:name="P97" style:family="paragraph" style:parent-style-name="Standard">
      <style:text-properties officeooo:rsid="00eb6155" officeooo:paragraph-rsid="00eb6155"/>
    </style:style>
    <style:style style:name="P98" style:family="paragraph" style:parent-style-name="Standard">
      <style:text-properties fo:font-size="10pt" officeooo:rsid="0087a021" officeooo:paragraph-rsid="01035050"/>
    </style:style>
    <style:style style:name="P99" style:family="paragraph" style:parent-style-name="Standard">
      <style:text-properties fo:font-size="10pt" officeooo:rsid="0087a021" officeooo:paragraph-rsid="00f856a5"/>
    </style:style>
    <style:style style:name="P100" style:family="paragraph" style:parent-style-name="Standard">
      <style:text-properties fo:font-size="10pt" officeooo:rsid="0087a021" officeooo:paragraph-rsid="0127a359"/>
    </style:style>
    <style:style style:name="P101" style:family="paragraph" style:parent-style-name="Standard">
      <style:text-properties fo:font-size="10pt" officeooo:rsid="0087a021" officeooo:paragraph-rsid="01503910"/>
    </style:style>
    <style:style style:name="P102" style:family="paragraph" style:parent-style-name="Standard">
      <style:text-properties fo:font-size="10pt" officeooo:rsid="0087a021" officeooo:paragraph-rsid="0140f544"/>
    </style:style>
    <style:style style:name="P103" style:family="paragraph" style:parent-style-name="Standard">
      <style:text-properties fo:font-size="10pt" officeooo:rsid="0087a021" officeooo:paragraph-rsid="013ddae9"/>
    </style:style>
    <style:style style:name="P104" style:family="paragraph" style:parent-style-name="Standard">
      <style:text-properties officeooo:rsid="01035050" officeooo:paragraph-rsid="01035050"/>
    </style:style>
    <style:style style:name="P105" style:family="paragraph" style:parent-style-name="Standard">
      <style:text-properties officeooo:rsid="00ee45f9" officeooo:paragraph-rsid="00edad4e"/>
    </style:style>
    <style:style style:name="P106" style:family="paragraph" style:parent-style-name="Standard">
      <style:text-properties officeooo:rsid="00ee45f9" officeooo:paragraph-rsid="0120eb22"/>
    </style:style>
    <style:style style:name="P107" style:family="paragraph" style:parent-style-name="Standard">
      <style:text-properties officeooo:rsid="00ee45f9" officeooo:paragraph-rsid="01228c52"/>
    </style:style>
    <style:style style:name="P108" style:family="paragraph" style:parent-style-name="Standard">
      <style:text-properties officeooo:rsid="00ae1b95" officeooo:paragraph-rsid="01248ac1"/>
    </style:style>
    <style:style style:name="P109" style:family="paragraph" style:parent-style-name="Standard">
      <style:text-properties officeooo:rsid="00f513ea" officeooo:paragraph-rsid="00f513ea"/>
    </style:style>
    <style:style style:name="P110" style:family="paragraph" style:parent-style-name="Standard">
      <style:text-properties officeooo:rsid="012813c7" officeooo:paragraph-rsid="012813c7"/>
    </style:style>
    <style:style style:name="P111" style:family="paragraph" style:parent-style-name="Standard">
      <style:text-properties officeooo:rsid="010134e0" officeooo:paragraph-rsid="010134e0"/>
    </style:style>
    <style:style style:name="P112" style:family="paragraph" style:parent-style-name="Standard">
      <style:text-properties officeooo:rsid="0109361f" officeooo:paragraph-rsid="01083dab"/>
    </style:style>
    <style:style style:name="P113" style:family="paragraph" style:parent-style-name="Standard">
      <style:text-properties officeooo:rsid="0140f544" officeooo:paragraph-rsid="0140f544"/>
    </style:style>
    <style:style style:name="P114" style:family="paragraph" style:parent-style-name="Standard">
      <style:text-properties officeooo:rsid="00e80c17" officeooo:paragraph-rsid="00e80c17"/>
    </style:style>
    <style:style style:name="P115" style:family="paragraph" style:parent-style-name="Standard">
      <style:text-properties officeooo:rsid="015cbf0f" officeooo:paragraph-rsid="015cbf0f"/>
    </style:style>
    <style:style style:name="P116" style:family="paragraph" style:parent-style-name="Standard">
      <style:text-properties officeooo:rsid="01045db4" officeooo:paragraph-rsid="015d2eda"/>
    </style:style>
    <style:style style:name="P117" style:family="paragraph" style:parent-style-name="Standard">
      <style:text-properties officeooo:rsid="015e67fa" officeooo:paragraph-rsid="015e67fa"/>
    </style:style>
    <style:style style:name="P118" style:family="paragraph" style:parent-style-name="Table_20_Contents">
      <style:paragraph-properties fo:margin-top="0.0201in" fo:margin-bottom="0.0799in" style:contextual-spacing="false"/>
      <style:text-properties officeooo:paragraph-rsid="01458d70"/>
    </style:style>
    <style:style style:name="P119" style:family="paragraph" style:parent-style-name="Table_20_Contents">
      <style:text-properties style:font-name="Consolas" officeooo:paragraph-rsid="00ae1b95"/>
    </style:style>
    <style:style style:name="P120" style:family="paragraph" style:parent-style-name="Table_20_Contents">
      <style:text-properties style:font-name="Consolas" officeooo:rsid="00e54c40" officeooo:paragraph-rsid="00e8239f"/>
    </style:style>
    <style:style style:name="P121" style:family="paragraph" style:parent-style-name="Table_20_Contents">
      <style:text-properties style:font-name="Consolas" officeooo:rsid="00e54c40" officeooo:paragraph-rsid="014df07c"/>
    </style:style>
    <style:style style:name="P122" style:family="paragraph" style:parent-style-name="Table_20_Contents">
      <style:text-properties style:font-name="Consolas" officeooo:rsid="00e54c40" officeooo:paragraph-rsid="00ed0707"/>
    </style:style>
    <style:style style:name="P123" style:family="paragraph" style:parent-style-name="Table_20_Contents">
      <style:text-properties style:font-name="Consolas" officeooo:rsid="00e54c40" officeooo:paragraph-rsid="0120dfbe"/>
    </style:style>
    <style:style style:name="P124" style:family="paragraph" style:parent-style-name="Table_20_Contents">
      <style:text-properties style:font-name="Consolas" officeooo:rsid="00e54c40" officeooo:paragraph-rsid="0120eb22"/>
    </style:style>
    <style:style style:name="P125" style:family="paragraph" style:parent-style-name="Table_20_Contents">
      <style:text-properties style:font-name="Consolas" officeooo:rsid="00e54c40" officeooo:paragraph-rsid="01228c52"/>
    </style:style>
    <style:style style:name="P126" style:family="paragraph" style:parent-style-name="Table_20_Contents">
      <style:text-properties style:font-name="Consolas" officeooo:rsid="00e54c40" officeooo:paragraph-rsid="01248ac1"/>
    </style:style>
    <style:style style:name="P127" style:family="paragraph" style:parent-style-name="Table_20_Contents">
      <style:text-properties style:font-name="Consolas" officeooo:rsid="00e54c40" officeooo:paragraph-rsid="00f67358"/>
    </style:style>
    <style:style style:name="P128" style:family="paragraph" style:parent-style-name="Table_20_Contents">
      <style:text-properties style:font-name="Consolas" officeooo:rsid="00e54c40" officeooo:paragraph-rsid="015e67fa"/>
    </style:style>
    <style:style style:name="P129" style:family="paragraph" style:parent-style-name="Table_20_Contents">
      <style:text-properties style:font-name="Consolas" officeooo:rsid="00e54c40" officeooo:paragraph-rsid="01503910"/>
    </style:style>
    <style:style style:name="P130" style:family="paragraph" style:parent-style-name="Table_20_Contents">
      <style:text-properties style:font-name="Consolas" officeooo:rsid="00e54c40" officeooo:paragraph-rsid="00f856a5"/>
    </style:style>
    <style:style style:name="P131" style:family="paragraph" style:parent-style-name="Table_20_Contents">
      <style:text-properties style:font-name="Consolas" officeooo:rsid="00e54c40" officeooo:paragraph-rsid="012813c7"/>
    </style:style>
    <style:style style:name="P132" style:family="paragraph" style:parent-style-name="Table_20_Contents">
      <style:text-properties style:font-name="Consolas" officeooo:rsid="00e54c40" officeooo:paragraph-rsid="01083dab"/>
    </style:style>
    <style:style style:name="P133" style:family="paragraph" style:parent-style-name="Table_20_Contents">
      <style:text-properties style:font-name="Consolas" officeooo:rsid="00e62df1" officeooo:paragraph-rsid="00ea0111"/>
    </style:style>
    <style:style style:name="P134" style:family="paragraph" style:parent-style-name="Table_20_Contents">
      <style:text-properties style:font-name="Consolas" officeooo:rsid="00e62df1" officeooo:paragraph-rsid="014df07c"/>
    </style:style>
    <style:style style:name="P135" style:family="paragraph" style:parent-style-name="Table_20_Contents">
      <style:text-properties style:font-name="Consolas" officeooo:rsid="00e62df1" officeooo:paragraph-rsid="00edad4e"/>
    </style:style>
    <style:style style:name="P136" style:family="paragraph" style:parent-style-name="Table_20_Contents">
      <style:text-properties style:font-name="Consolas" officeooo:rsid="00e62df1" officeooo:paragraph-rsid="01228c52"/>
    </style:style>
    <style:style style:name="P137" style:family="paragraph" style:parent-style-name="Table_20_Contents">
      <style:text-properties style:font-name="Consolas" officeooo:rsid="00e62df1" officeooo:paragraph-rsid="00f67358"/>
    </style:style>
    <style:style style:name="P138" style:family="paragraph" style:parent-style-name="Table_20_Contents">
      <style:text-properties style:font-name="Consolas" officeooo:rsid="00e62df1" officeooo:paragraph-rsid="01503910"/>
    </style:style>
    <style:style style:name="P139" style:family="paragraph" style:parent-style-name="Table_20_Contents">
      <style:text-properties style:font-name="Consolas" officeooo:rsid="00e62df1" officeooo:paragraph-rsid="0127a359"/>
    </style:style>
    <style:style style:name="P140" style:family="paragraph" style:parent-style-name="Table_20_Contents">
      <style:text-properties style:font-name="Consolas" officeooo:rsid="00e62df1" officeooo:paragraph-rsid="012b758b"/>
    </style:style>
    <style:style style:name="P141" style:family="paragraph" style:parent-style-name="Table_20_Contents">
      <style:text-properties style:font-name="Consolas" officeooo:rsid="00e62df1" officeooo:paragraph-rsid="01083dab"/>
    </style:style>
    <style:style style:name="P142" style:family="paragraph" style:parent-style-name="Table_20_Contents">
      <style:text-properties style:font-name="Consolas" officeooo:rsid="00e62df1" officeooo:paragraph-rsid="0142c1da"/>
    </style:style>
    <style:style style:name="P143" style:family="paragraph" style:parent-style-name="Table_20_Contents">
      <style:text-properties style:font-name="Consolas" officeooo:rsid="00e62df1" officeooo:paragraph-rsid="0142eca7"/>
    </style:style>
    <style:style style:name="P144" style:family="paragraph" style:parent-style-name="Table_20_Contents">
      <style:text-properties style:font-name="Consolas" officeooo:rsid="00e62df1" officeooo:paragraph-rsid="0143f506"/>
    </style:style>
    <style:style style:name="P145" style:family="paragraph" style:parent-style-name="Table_20_Contents">
      <style:text-properties style:font-name="Consolas" officeooo:rsid="00e62df1" officeooo:paragraph-rsid="0144eab8"/>
    </style:style>
    <style:style style:name="P146" style:family="paragraph" style:parent-style-name="Table_20_Contents">
      <style:text-properties style:font-name="Consolas" officeooo:rsid="00e62df1" officeooo:paragraph-rsid="01458d70"/>
    </style:style>
    <style:style style:name="P147" style:family="paragraph" style:parent-style-name="Table_20_Contents">
      <style:text-properties style:font-name="Consolas" fo:font-size="12pt" officeooo:rsid="00e54c40" officeooo:paragraph-rsid="0100fe7c" style:font-size-asian="12pt" style:font-size-complex="12pt"/>
    </style:style>
    <style:style style:name="P148" style:family="paragraph" style:parent-style-name="Table_20_Contents">
      <style:text-properties style:font-name="Consolas" fo:font-size="12pt" officeooo:rsid="0102a78a" officeooo:paragraph-rsid="013b2459" style:font-size-asian="12pt" style:font-size-complex="12pt"/>
    </style:style>
    <style:style style:name="P149" style:family="paragraph" style:parent-style-name="Table_20_Contents">
      <style:text-properties style:font-name="Consolas" fo:font-size="12pt" officeooo:rsid="0102a78a" officeooo:paragraph-rsid="013ddae9" style:font-size-asian="12pt" style:font-size-complex="12pt"/>
    </style:style>
    <style:style style:name="P150" style:family="paragraph" style:parent-style-name="Table_20_Contents">
      <style:text-properties style:font-name="Consolas" fo:font-size="12pt" officeooo:rsid="0102a78a" officeooo:paragraph-rsid="0142eca7" style:font-size-asian="12pt" style:font-size-complex="12pt"/>
    </style:style>
    <style:style style:name="P151" style:family="paragraph" style:parent-style-name="Table_20_Contents">
      <style:text-properties style:font-name="Consolas" fo:font-size="12pt" officeooo:rsid="0102a78a" officeooo:paragraph-rsid="0143f506" style:font-size-asian="12pt" style:font-size-complex="12pt"/>
    </style:style>
    <style:style style:name="P152" style:family="paragraph" style:parent-style-name="Table_20_Contents">
      <style:text-properties style:font-name="Consolas" fo:font-size="12pt" officeooo:rsid="0102a78a" officeooo:paragraph-rsid="0144eab8" style:font-size-asian="12pt" style:font-size-complex="12pt"/>
    </style:style>
    <style:style style:name="P153" style:family="paragraph" style:parent-style-name="Table_20_Contents">
      <style:text-properties style:font-name="Consolas" officeooo:rsid="0102a78a" officeooo:paragraph-rsid="0102a78a"/>
    </style:style>
    <style:style style:name="P154" style:family="paragraph" style:parent-style-name="Table_20_Contents">
      <style:text-properties style:font-name="Consolas" fo:font-size="11.5pt" officeooo:rsid="0102a78a" officeooo:paragraph-rsid="014529e5" style:font-size-asian="11.5pt" style:font-size-complex="11.5pt"/>
    </style:style>
    <style:style style:name="P155" style:family="paragraph" style:parent-style-name="Table_20_Contents">
      <style:text-properties style:font-name="Consolas" officeooo:rsid="0140f544" officeooo:paragraph-rsid="0140f544"/>
    </style:style>
    <style:style style:name="P156" style:family="paragraph" style:parent-style-name="Standard">
      <style:paragraph-properties fo:break-before="page"/>
      <style:text-properties style:text-underline-style="solid" style:text-underline-width="auto" style:text-underline-color="font-color" fo:font-weight="bold" officeooo:rsid="00e80c17" officeooo:paragraph-rsid="00e80c17" style:font-weight-asian="bold" style:font-weight-complex="bold"/>
    </style:style>
    <style:style style:name="P157" style:family="paragraph" style:parent-style-name="Table_20_Contents" style:list-style-name="L1">
      <style:paragraph-properties fo:margin-top="0.0201in" fo:margin-bottom="0.0799in" style:contextual-spacing="false"/>
      <style:text-properties officeooo:paragraph-rsid="01248ac1"/>
    </style:style>
    <style:style style:name="P158" style:family="paragraph" style:parent-style-name="Table_20_Contents" style:list-style-name="L1">
      <style:paragraph-properties fo:margin-top="0.0201in" fo:margin-bottom="0.0799in" style:contextual-spacing="false"/>
      <style:text-properties officeooo:paragraph-rsid="015d2eda"/>
    </style:style>
    <style:style style:name="P159" style:family="paragraph" style:parent-style-name="Table_20_Contents" style:list-style-name="L1">
      <style:paragraph-properties fo:margin-top="0.0201in" fo:margin-bottom="0.0799in" style:contextual-spacing="false"/>
      <style:text-properties officeooo:paragraph-rsid="00f9b20e"/>
    </style:style>
    <style:style style:name="P160" style:family="paragraph" style:parent-style-name="Table_20_Contents" style:list-style-name="L1">
      <style:paragraph-properties fo:margin-top="0.0201in" fo:margin-bottom="0.0799in" style:contextual-spacing="false"/>
      <style:text-properties officeooo:paragraph-rsid="00fb5b9d"/>
    </style:style>
    <style:style style:name="P161" style:family="paragraph" style:parent-style-name="Table_20_Contents" style:list-style-name="L1">
      <style:paragraph-properties fo:margin-top="0.0201in" fo:margin-bottom="0.0799in" style:contextual-spacing="false"/>
      <style:text-properties officeooo:paragraph-rsid="010f00c7"/>
    </style:style>
    <style:style style:name="P162" style:family="paragraph" style:parent-style-name="Table_20_Contents" style:list-style-name="L1">
      <style:paragraph-properties fo:margin-top="0.0201in" fo:margin-bottom="0.0799in" style:contextual-spacing="false"/>
      <style:text-properties officeooo:paragraph-rsid="01458d70"/>
    </style:style>
    <style:style style:name="P163" style:family="paragraph" style:parent-style-name="Table_20_Contents" style:list-style-name="L1">
      <style:paragraph-properties fo:margin-top="0.0201in" fo:margin-bottom="0.0799in" style:contextual-spacing="false"/>
      <style:text-properties officeooo:paragraph-rsid="0168e341"/>
    </style:style>
    <style:style style:name="P164" style:family="paragraph" style:parent-style-name="Table_20_Contents" style:list-style-name="L1">
      <style:paragraph-properties fo:margin-top="0.0201in" fo:margin-bottom="0.0799in" style:contextual-spacing="false"/>
      <style:text-properties officeooo:rsid="015d2eda" officeooo:paragraph-rsid="015d2eda"/>
    </style:style>
    <style:style style:name="P165" style:family="paragraph" style:parent-style-name="Table_20_Contents" style:list-style-name="L1">
      <style:paragraph-properties fo:margin-top="0.0201in" fo:margin-bottom="0.0799in" style:contextual-spacing="false"/>
      <style:text-properties officeooo:rsid="0148fa84" officeooo:paragraph-rsid="0148fa84"/>
    </style:style>
    <style:style style:name="P166" style:family="paragraph" style:parent-style-name="Table_20_Contents" style:list-style-name="L1">
      <style:paragraph-properties fo:margin-top="0.0201in" fo:margin-bottom="0.0799in" style:contextual-spacing="false"/>
      <style:text-properties officeooo:rsid="014b2c1e" officeooo:paragraph-rsid="014b2c1e"/>
    </style:style>
    <style:style style:name="T1" style:family="text">
      <style:text-properties officeooo:rsid="0070a0fd"/>
    </style:style>
    <style:style style:name="T2" style:family="text">
      <style:text-properties officeooo:rsid="00828f93"/>
    </style:style>
    <style:style style:name="T3" style:family="text">
      <style:text-properties officeooo:rsid="0087a021"/>
    </style:style>
    <style:style style:name="T4" style:family="text">
      <style:text-properties officeooo:rsid="0098d304"/>
    </style:style>
    <style:style style:name="T5" style:family="text">
      <style:text-properties officeooo:rsid="00aa62d3"/>
    </style:style>
    <style:style style:name="T6" style:family="text">
      <style:text-properties officeooo:rsid="0043803e"/>
    </style:style>
    <style:style style:name="T7" style:family="text">
      <style:text-properties officeooo:rsid="00ab9e75"/>
    </style:style>
    <style:style style:name="T8" style:family="text">
      <style:text-properties officeooo:rsid="00d8860a"/>
    </style:style>
    <style:style style:name="T9" style:family="text">
      <style:text-properties officeooo:rsid="01164599"/>
    </style:style>
    <style:style style:name="T10" style:family="text">
      <style:text-properties fo:font-style="italic" style:font-style-asian="italic" style:font-style-complex="italic"/>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officeooo:rsid="011e8851"/>
    </style:style>
    <style:style style:name="T13" style:family="text">
      <style:text-properties officeooo:rsid="011f2f7a"/>
    </style:style>
    <style:style style:name="T14" style:family="text">
      <style:text-properties officeooo:rsid="0120eb22"/>
    </style:style>
    <style:style style:name="T15" style:family="text">
      <style:text-properties officeooo:rsid="01248ac1"/>
    </style:style>
    <style:style style:name="T16" style:family="text">
      <style:text-properties officeooo:rsid="0125837a"/>
    </style:style>
    <style:style style:name="T17" style:family="text">
      <style:text-properties officeooo:rsid="0127a359"/>
    </style:style>
    <style:style style:name="T18" style:family="text">
      <style:text-properties officeooo:rsid="012813c7"/>
    </style:style>
    <style:style style:name="T19" style:family="text">
      <style:text-properties officeooo:rsid="01293d6e"/>
    </style:style>
    <style:style style:name="T20" style:family="text">
      <style:text-properties officeooo:rsid="012b1c09"/>
    </style:style>
    <style:style style:name="T21" style:family="text">
      <style:text-properties officeooo:rsid="012b39dc"/>
    </style:style>
    <style:style style:name="T22" style:family="text">
      <style:text-properties officeooo:rsid="012cb39b"/>
    </style:style>
    <style:style style:name="T23" style:family="text">
      <style:text-properties officeooo:rsid="01351e7e"/>
    </style:style>
    <style:style style:name="T24" style:family="text">
      <style:text-properties officeooo:rsid="013a0493"/>
    </style:style>
    <style:style style:name="T25" style:family="text">
      <style:text-properties officeooo:rsid="013cd0af"/>
    </style:style>
    <style:style style:name="T26" style:family="text">
      <style:text-properties officeooo:rsid="013ddae9"/>
    </style:style>
    <style:style style:name="T27" style:family="text">
      <style:text-properties officeooo:rsid="013f9d12"/>
    </style:style>
    <style:style style:name="T28" style:family="text">
      <style:text-properties officeooo:rsid="0142c1da"/>
    </style:style>
    <style:style style:name="T29" style:family="text">
      <style:text-properties officeooo:rsid="0144eab8"/>
    </style:style>
    <style:style style:name="T30" style:family="text">
      <style:text-properties officeooo:rsid="01458d70"/>
    </style:style>
    <style:style style:name="T31" style:family="text">
      <style:text-properties officeooo:rsid="014a5498"/>
    </style:style>
    <style:style style:name="T32" style:family="text">
      <style:text-properties officeooo:rsid="014b2c1e"/>
    </style:style>
    <style:style style:name="T33" style:family="text">
      <style:text-properties officeooo:rsid="014df07c"/>
    </style:style>
    <style:style style:name="T34" style:family="text">
      <style:text-properties officeooo:rsid="014f5d03"/>
    </style:style>
    <style:style style:name="T35" style:family="text">
      <style:text-properties officeooo:rsid="01503910"/>
    </style:style>
    <style:style style:name="T36" style:family="text">
      <style:text-properties officeooo:rsid="015243da"/>
    </style:style>
    <style:style style:name="T37" style:family="text">
      <style:text-properties officeooo:rsid="0152e3b7"/>
    </style:style>
    <style:style style:name="T38" style:family="text">
      <style:text-properties officeooo:rsid="015512de"/>
    </style:style>
    <style:style style:name="T39" style:family="text">
      <style:text-properties officeooo:rsid="01560d52"/>
    </style:style>
    <style:style style:name="T40" style:family="text">
      <style:text-properties officeooo:rsid="0156d8ec"/>
    </style:style>
    <style:style style:name="T41" style:family="text">
      <style:text-properties officeooo:rsid="015a8e87"/>
    </style:style>
    <style:style style:name="T42" style:family="text">
      <style:text-properties fo:font-weight="bold" style:font-weight-asian="bold" style:font-weight-complex="bold"/>
    </style:style>
    <style:style style:name="T43" style:family="text">
      <style:text-properties fo:font-weight="bold" officeooo:rsid="00f942e0" style:font-weight-asian="bold" style:font-weight-complex="bold"/>
    </style:style>
    <style:style style:name="T44" style:family="text">
      <style:text-properties style:font-name="Consolas"/>
    </style:style>
    <style:style style:name="T45" style:family="text">
      <style:text-properties style:font-name="Consolas" officeooo:rsid="0087a021"/>
    </style:style>
    <style:style style:name="T46" style:family="text">
      <style:text-properties style:font-name="Consolas" officeooo:rsid="015e67fa"/>
    </style:style>
    <style:style style:name="T47" style:family="text">
      <style:text-properties style:font-name="Consolas" officeooo:rsid="012b1c09"/>
    </style:style>
    <style:style style:name="T48" style:family="text">
      <style:text-properties officeooo:rsid="015b6d60"/>
    </style:style>
    <style:style style:name="T49" style:family="text">
      <style:text-properties officeooo:rsid="015cbf0f"/>
    </style:style>
    <style:style style:name="T50" style:family="text">
      <style:text-properties officeooo:rsid="015d2eda"/>
    </style:style>
    <style:style style:name="T51" style:family="text">
      <style:text-properties officeooo:rsid="015e67fa"/>
    </style:style>
    <style:style style:name="T52" style:family="text">
      <style:text-properties officeooo:rsid="0160109a"/>
    </style:style>
    <style:style style:name="T53" style:family="text">
      <style:text-properties fo:color="#c9211e" loext:opacity="100%" fo:font-weight="bold" style:font-weight-asian="bold" style:font-weight-complex="bold"/>
    </style:style>
    <style:style style:name="T54" style:family="text">
      <style:text-properties fo:color="#c9211e" loext:opacity="100%" fo:font-weight="bold" officeooo:rsid="013cd0af" style:font-weight-asian="bold" style:font-weight-complex="bold"/>
    </style:style>
    <style:style style:name="T55" style:family="text">
      <style:text-properties fo:color="#c9211e" loext:opacity="100%" fo:font-weight="bold" officeooo:rsid="0165f480" style:font-weight-asian="bold" style:font-weight-complex="bold"/>
    </style:style>
    <style:style style:name="T56" style:family="text">
      <style:text-properties officeooo:rsid="0161e2cf"/>
    </style:style>
    <style:style style:name="T57" style:family="text">
      <style:text-properties officeooo:rsid="0162d122"/>
    </style:style>
    <style:style style:name="T58" style:family="text">
      <style:text-properties officeooo:rsid="01634036"/>
    </style:style>
    <style:style style:name="T59" style:family="text">
      <style:text-properties style:font-name="Liberation Serif"/>
    </style:style>
    <style:style style:name="T60" style:family="text">
      <style:text-properties style:font-name="Liberation Serif" officeooo:rsid="01580795"/>
    </style:style>
    <style:style style:name="T61" style:family="text">
      <style:text-properties officeooo:rsid="01640db3"/>
    </style:style>
    <style:style style:name="T62" style:family="text">
      <style:text-properties officeooo:rsid="0165f480"/>
    </style:style>
    <style:style style:name="T63" style:family="text">
      <style:text-properties officeooo:rsid="016617b3"/>
    </style:style>
    <style:style style:name="T64" style:family="text">
      <style:text-properties officeooo:rsid="0168e34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2">IT101</text:p>
          </table:table-cell>
          <table:table-cell table:style-name="Table1.A1" office:value-type="string">
            <text:p text:style-name="P9"><text:span text:style-name="T7">Lab</text:span> <text:span text:style-name="T41">3</text:span></text:p>
          </table:table-cell>
        </table:table-row>
        <table:table-row>
          <table:table-cell table:style-name="Table1.A1" office:value-type="string">
            <text:p text:style-name="P1">Score: ______/<text:span text:style-name="T32">1</text:span><text:span text:style-name="T63">3</text:span></text:p>
          </table:table-cell>
          <table:table-cell table:style-name="Table1.A1" office:value-type="string">
            <text:p text:style-name="P86">v1.<text:span text:style-name="T64">3</text:span></text:p>
          </table:table-cell>
        </table:table-row>
      </table:table>
      <text:p text:style-name="P4"/>
      <text:p text:style-name="P13">The purpose of this <text:span text:style-name="T40">lab</text:span><text:span text:style-name="T1"> is to get </text:span><text:span text:style-name="T2">experience </text:span><text:span text:style-name="T9">with functions </text:span><text:span text:style-name="T27">and modules.</text:span></text:p>
      <text:p text:style-name="P10"/>
      <text:p text:style-name="P2">Specifications</text:p>
      <text:p text:style-name="P11"/>
      <text:p text:style-name="P17">Before beginning, accept the GitHub Classroom assignment <text:span text:style-name="T2">and clone the assignment repository to your local computer using GitHub Desktop. </text:span><text:span text:style-name="T3">All files made in this lab should be made in your local repository. <text:s/></text:span><text:span text:style-name="T43">You do not need to recreate the examples shown in this lab, but it may help with your understanding.</text:span></text:p>
      <text:p text:style-name="P14"/>
      <text:p text:style-name="P116">Some exercises will be split by your major. If you are an SDP student, some of your exercises will be more difficult. If you are in IT, feel free to do the SDP instructions to challenge yourself.</text:p>
      <text:p text:style-name="P14"/>
      <text:p text:style-name="P47">Defining a Function</text:p>
      <text:p text:style-name="P18"/>
      <text:p text:style-name="P87">Here’s a simple function named <text:span text:style-name="T44">greet_user()</text:span> that prints a greeting:</text:p>
      <text:p text:style-name="P46"/>
      <table:table table:name="Table2" table:style-name="Table2">
        <table:table-column table:style-name="Table2.A"/>
        <table:table-row>
          <table:table-cell table:style-name="Table2.A1" office:value-type="string">
            <text:p text:style-name="P60">greeter.py</text:p>
          </table:table-cell>
        </table:table-row>
        <table:table-row>
          <table:table-cell table:style-name="Table2.A2" office:value-type="string">
            <text:p text:style-name="P119">def greet_user():</text:p>
            <text:p text:style-name="P119"><text:s text:c="4"/>"""Display a simple greeting."""</text:p>
            <text:p text:style-name="P119"><text:s text:c="4"/>print("Hello!")</text:p>
            <text:p text:style-name="P119"/>
            <text:p text:style-name="P119">greet_user()</text:p>
          </table:table-cell>
        </table:table-row>
      </table:table>
      <text:p text:style-name="P16"/>
      <text:p text:style-name="P16">This example shows the simplest structure of a function. The first line uses the keyword <text:span text:style-name="T44">def</text:span> to inform Python that you’re defining a function. <text:span text:style-name="T41">T</text:span>he name of the function is <text:span text:style-name="T44">greet_user()</text:span>, and it needs no information to do its job, so its <text:span text:style-name="T41">parameter list (the parenthesis)</text:span> are empty. <text:span text:style-name="T41">Just like many other languages, even if a function does not have any parameters, a parameter list is still required.</text:span> Finally, the definition ends in a colon.</text:p>
      <text:p text:style-name="P16"/>
      <text:p text:style-name="P16">Any indented lines that follow <text:span text:style-name="T44">def greet_user():</text:span> make up the body of the function. The text on the second line is a comment called a <text:span text:style-name="T10">docstring</text:span>, which describes what the function does. When Python generates documentation for the functions in your programs, it looks for a string immediately after the function's definition. These strings are usually enclosed in triple quotes, which lets you write multiple lines. <text:span text:style-name="T41">If you rewrite the function and function call in VS Code and hover over the function call, you’ll see the docstring in the tooltip.</text:span></text:p>
      <text:p text:style-name="P16"/>
      <text:p text:style-name="P16">The line <text:span text:style-name="T44">print("Hello!")</text:span> is the only line of actual code in the body of this function, so <text:span text:style-name="T44">greet_user()</text:span> has just one <text:span text:style-name="T48">instruction</text:span>: <text:span text:style-name="T44">print("Hello!")</text:span>. When you want to use this function, you have to call it. To call a function, you write the name of the function, followed by any necessary information in parentheses. Because no information is needed here, calling our function is as simple as entering <text:span text:style-name="T44">greet_user()</text:span>. As expected, it prints “<text:span text:style-name="T44">Hello!</text:span>”.</text:p>
      <text:p text:style-name="P16"/>
      <text:p text:style-name="P114"><text:span text:style-name="T11"/></text:p>
      <text:p text:style-name="P156">Passing Information to a Function</text:p>
      <text:p text:style-name="P88"/>
      <text:p text:style-name="P89">If you modify the function <text:span text:style-name="T44">greet_user()</text:span> slightly, it can greet the user by name. For the function to do this, you enter username in the parentheses of the function’s definition at <text:span text:style-name="T44">def greet_user()</text:span>. By adding username here, you allow the function to accept any value of username you specify. The function now expects you to provide a value for username each time you call it. When you call <text:span text:style-name="T44">greet_user()</text:span>, you can pass it a name, such as 'jesse', inside the parentheses:</text:p>
      <text:p text:style-name="P88"/>
      <table:table table:name="Table8" table:style-name="Table8">
        <table:table-column table:style-name="Table8.A"/>
        <table:table-row>
          <table:table-cell table:style-name="Table8.A1" office:value-type="string">
            <text:p text:style-name="P61"><text:span text:style-name="T12">personal_greeting</text:span>.py</text:p>
          </table:table-cell>
        </table:table-row>
        <table:table-row>
          <table:table-cell table:style-name="Table8.A2" office:value-type="string">
            <text:p text:style-name="P120">def greet_user(username: <text:span text:style-name="T49">str</text:span>):</text:p>
            <text:p text:style-name="P120"><text:s text:c="4"/>"""Display a simple greeting."""</text:p>
            <text:p text:style-name="P120"><text:s text:c="4"/>print(f"Hello, {username.title()}!")</text:p>
            <text:p text:style-name="P120"/>
            <text:p text:style-name="P121">greet_user('<text:span text:style-name="T33">walter</text:span>')</text:p>
            <text:p text:style-name="P120">greet_user('jesse')</text:p>
          </table:table-cell>
        </table:table-row>
      </table:table>
      <text:p text:style-name="P89"/>
      <table:table table:name="Table9" table:style-name="Table9">
        <table:table-column table:style-name="Table9.A"/>
        <table:table-row>
          <table:table-cell table:style-name="Table9.A1" office:value-type="string">
            <text:p text:style-name="P77">Output</text:p>
          </table:table-cell>
        </table:table-row>
        <table:table-row>
          <table:table-cell table:style-name="Table9.A2" office:value-type="string">
            <text:p text:style-name="P133">Hello, <text:span text:style-name="T33">Walter</text:span>!</text:p>
            <text:p text:style-name="P134">Hello, Jesse!</text:p>
          </table:table-cell>
        </table:table-row>
      </table:table>
      <text:p text:style-name="P90"/>
      <text:p text:style-name="P115">While it isn’t necessary to specify the data type of your parameters, it is recommended you do so to lessen the likelihood performing invalid operations on the wrong data type. However, Python is dynamically typed, meaning that the type of a variable is determined at runtime, not at compile time. This allows for more flexibility and ease of use, but it also means that the interpreter won't enforce strict type checking by default.</text:p>
      <text:p text:style-name="P115"/>
      <text:p text:style-name="P115">Even though you've specified the types in the function signature, Python won't raise an error if you pass arguments of different types during function invocation. Instead, it's up to the programmer to ensure that the function is called with appropriate types.</text:p>
      <text:p text:style-name="P90"/>
      <text:p text:style-name="P48">Keyword Arguments</text:p>
      <text:p text:style-name="P88"/>
      <text:p text:style-name="P97">A keyword argument is a name-value pair that you pass to a function. You directly associate the name and the value within the argument, so when you pass the argument to the function, there’s no confusion (you won’t end up with a “harry” named “Hamster”). Keyword arguments free you from having to worry about correctly ordering your arguments in the function call, and they clarify the role of each value in the function call.</text:p>
      <text:p text:style-name="P95"/>
      <table:table table:name="Table12" table:style-name="Table12">
        <table:table-column table:style-name="Table12.A"/>
        <table:table-row>
          <table:table-cell table:style-name="Table12.A1" office:value-type="string">
            <text:p text:style-name="P62"><text:span text:style-name="T13">pets</text:span>.py</text:p>
          </table:table-cell>
        </table:table-row>
        <table:table-row>
          <table:table-cell table:style-name="Table12.A2" office:value-type="string">
            <text:p text:style-name="P122">def describe_pet(animal_type: <text:span text:style-name="T50">str</text:span>, pet_name: <text:span text:style-name="T50">str</text:span>):</text:p>
            <text:p text:style-name="P122"><text:s text:c="4"/>"""Display information about a pet."""</text:p>
            <text:p text:style-name="P122"><text:s text:c="4"/>print(f"\nI have a {animal_type}.")</text:p>
            <text:p text:style-name="P122"><text:s text:c="4"/>print(f"My {animal_type}'s name is {pet_name.title()}.")</text:p>
            <text:p text:style-name="P122"/>
            <text:p text:style-name="P122">describe_pet(animal_type='hamster', pet_name='harry')</text:p>
          </table:table-cell>
        </table:table-row>
      </table:table>
      <text:p text:style-name="P96"/>
      <table:table table:name="Table13" table:style-name="Table13">
        <table:table-column table:style-name="Table13.A"/>
        <text:soft-page-break/>
        <table:table-row>
          <table:table-cell table:style-name="Table13.A1" office:value-type="string">
            <text:p text:style-name="P78">Output</text:p>
          </table:table-cell>
        </table:table-row>
        <table:table-row>
          <table:table-cell table:style-name="Table13.A2" office:value-type="string">
            <text:p text:style-name="P135">I have a hamster.</text:p>
            <text:p text:style-name="P135">My hamster's name is Harry.</text:p>
          </table:table-cell>
        </table:table-row>
      </table:table>
      <text:p text:style-name="P91"/>
      <text:p text:style-name="P92"><text:span text:style-name="T49">W</text:span>hen we call the function, we explicitly tell Python which parameter each argument should be matched with. When Python reads the function call, it knows to assign the argument 'hamster' to the parameter <text:span text:style-name="T44">animal_type</text:span> and the argument 'harry' to <text:span text:style-name="T44">pet_name</text:span>. The output correctly shows that we have a hamster named Harry. </text:p>
      <text:p text:style-name="P92"/>
      <text:p text:style-name="P92">The order of keyword arguments doesn’t matter because Python knows where each value should go. The following two function calls are equivalent:</text:p>
      <text:p text:style-name="P92"/>
      <table:table table:name="Table3" table:style-name="Table3">
        <table:table-column table:style-name="Table3.A"/>
        <table:table-row>
          <table:table-cell table:style-name="Table3.A1" office:value-type="string">
            <text:p text:style-name="P123">describe_pet(animal_type='hamster', pet_name='harry')</text:p>
            <text:p text:style-name="P123">describe_pet(pet_name='harry', animal_type='hamster')</text:p>
          </table:table-cell>
        </table:table-row>
      </table:table>
      <text:p text:style-name="P92"/>
      <text:p text:style-name="P55">Default Values</text:p>
      <text:p text:style-name="P105"/>
      <text:p text:style-name="P105">When writing a function, you can define a default value for each parameter. If an argument for a parameter is provided in the function call, Python uses the argument value. If not, it uses the parameter’s default value. So when you define a default value for a parameter, you can exclude the corresponding argument you’d usually write in the function call. Using default values can simplify your function calls and clarify the ways your functions are typically used.</text:p>
      <text:p text:style-name="P105"/>
      <text:p text:style-name="P105">For example, if you notice that most of the calls to <text:span text:style-name="T44">describe_pet()</text:span> are being used to describe dogs, you can set the default value of <text:span text:style-name="T44">animal_type</text:span> to 'dog'. Now anyone calling <text:span text:style-name="T44">describe_pet()</text:span> for a dog can omit that information.</text:p>
      <text:p text:style-name="P106"/>
      <table:table table:name="Table4" table:style-name="Table4">
        <table:table-column table:style-name="Table4.A"/>
        <table:table-row>
          <table:table-cell table:style-name="Table4.A1" office:value-type="string">
            <text:p text:style-name="P66"><text:span text:style-name="T13">pets</text:span><text:span text:style-name="T14">_default</text:span>.py</text:p>
          </table:table-cell>
        </table:table-row>
        <table:table-row>
          <table:table-cell table:style-name="Table4.A2" office:value-type="string">
            <text:p text:style-name="P124">def describe_pet(pet_name: str, animal_type: str ='dog'):</text:p>
            <text:p text:style-name="P124"><text:s text:c="4"/>"""Display information about a pet."""</text:p>
            <text:p text:style-name="P124"><text:s text:c="4"/>print(f"\nI have a {animal_type}.")</text:p>
            <text:p text:style-name="P124"><text:s text:c="4"/>print(f"My {animal_type}'s name is {pet_name.title()}.")</text:p>
            <text:p text:style-name="P124"/>
            <text:p text:style-name="P124">describe_pet(pet_name='piper')</text:p>
          </table:table-cell>
        </table:table-row>
      </table:table>
      <text:p text:style-name="P106"/>
      <text:p text:style-name="P105">We changed the definition of <text:span text:style-name="T44">describe_pet()</text:span> to include a default value, 'dog', for <text:span text:style-name="T44">animal_type</text:span>. Now when the function is called with no <text:span text:style-name="T44">animal_type</text:span> specified, Python knows to use the value 'dog' for this parameter:</text:p>
      <text:p text:style-name="P105"/>
      <table:table table:name="Table5" table:style-name="Table5">
        <table:table-column table:style-name="Table5.A"/>
        <table:table-row>
          <table:table-cell table:style-name="Table5.A1" office:value-type="string">
            <text:p text:style-name="P80">Output</text:p>
          </table:table-cell>
        </table:table-row>
        <table:table-row>
          <table:table-cell table:style-name="Table5.A2" office:value-type="string">
            <text:p text:style-name="P136">I have a dog.</text:p>
            <text:p text:style-name="P136">My dog's name is <text:span text:style-name="T50">Piper</text:span>.</text:p>
          </table:table-cell>
        </table:table-row>
      </table:table>
      <text:p text:style-name="P107"/>
      <text:p text:style-name="P105">Note that the order of the parameters in the function definition had to be changed. <text:span text:style-name="T50">Mandatory parameters cannot follow a default parameter.</text:span></text:p>
      <text:p text:style-name="P105"><text:soft-page-break/>The simplest way to use this function now is to provide just a dog’s name in the function call:</text:p>
      <text:p text:style-name="P93"/>
      <table:table table:name="Table6" table:style-name="Table6">
        <table:table-column table:style-name="Table6.A"/>
        <table:table-row>
          <table:table-cell table:style-name="Table6.A1" office:value-type="string">
            <text:p text:style-name="P125">describe_pet('<text:span text:style-name="T50">piper</text:span>')</text:p>
          </table:table-cell>
        </table:table-row>
      </table:table>
      <text:p text:style-name="P93"/>
      <text:p text:style-name="P105">To describe an animal other than a dog, you could use a function call like this:</text:p>
      <text:p text:style-name="P94"/>
      <table:table table:name="Table7" table:style-name="Table7">
        <table:table-column table:style-name="Table7.A"/>
        <table:table-row>
          <table:table-cell table:style-name="Table7.A1" office:value-type="string">
            <text:p text:style-name="P126">describe_pet(pet_name='harry', animal_type='hamster')</text:p>
          </table:table-cell>
        </table:table-row>
      </table:table>
      <text:p text:style-name="P108"/>
      <table:table table:name="Table16" table:style-name="Table16">
        <table:table-column table:style-name="Table16.A"/>
        <table:table-row>
          <table:table-cell table:style-name="Table16.A1" office:value-type="string">
            <text:p text:style-name="P29">Exercise<text:span text:style-name="T4">s</text:span></text:p>
          </table:table-cell>
        </table:table-row>
        <table:table-row>
          <table:table-cell table:style-name="Table16.A2" office:value-type="string">
            <text:list text:style-name="L1">
              <text:list-item text:start-value="1">
                <text:p text:style-name="P157"><text:span text:style-name="T36">(</text:span><text:span text:style-name="T56">3</text:span><text:span text:style-name="T36"> pts) </text:span><text:span text:style-name="T3">Create a file called “</text:span><text:span text:style-name="T15">shirt</text:span><text:span text:style-name="T3">.py”. Write a function called </text:span><text:span text:style-name="T45">make_shirt()</text:span><text:span text:style-name="T3"> that accepts a size and the </text:span>text of a message that should be printed on the shirt. The function should print a sentence summarizing the size of the shirt and the message printed on it. <text:span text:style-name="T50">Specify the argument data types in your function signature.</text:span> </text:p>
                <text:list>
                  <text:list-item>
                    <text:p text:style-name="P163">Modify the <text:span text:style-name="T44">make_shirt()</text:span> function so that shirts are large by default with a message that reads “I love <text:span text:style-name="T50">programming</text:span>” <text:span text:style-name="T34">(clarification: if the user passes no arguments, the shirt should be large with the message “I love </text:span><text:span text:style-name="T50">programming</text:span><text:span text:style-name="T34">”)</text:span>.</text:p>
                  </text:list-item>
                  <text:list-item>
                    <text:p text:style-name="P158">Make <text:span text:style-name="T16">a </text:span>medium shirt with the default message, and a <text:span text:style-name="T16">shirt with just the defaults (do not pass arguments)</text:span>.</text:p>
                  </text:list-item>
                  <text:list-item>
                    <text:p text:style-name="P164">Comment out the calls to <text:span text:style-name="T44">make_shirt()</text:span> and modify your program to use a while loop that will continuously take inputs from the user for the shirt size and message. Call the <text:span text:style-name="T44">make_shirt()</text:span> function with the values the user provides. End the while loop if the user types in “quit” as the size or the message. <text:span text:style-name="T51">Ensure the make_shirt() function is not called if the user types in “quit”.</text:span></text:p>
                  </text:list-item>
                  <text:list-item>
                    <text:p text:style-name="P164">(SDP students only) Create a list of valid shirt sizes. <text:span text:style-name="T51">If an invalid shirt size is passed to the </text:span><text:span text:style-name="T46">make_shirt()</text:span><text:span text:style-name="T51"> function, print out an error message and end the function.</text:span></text:p>
                  </text:list-item>
                </text:list>
              </text:list-item>
            </text:list>
          </table:table-cell>
        </table:table-row>
      </table:table>
      <text:p text:style-name="P15"/>
      <text:p text:style-name="P49">Return Values</text:p>
      <text:p text:style-name="P19"/>
      <text:p text:style-name="P109">Functions can process data and return values, known as return values, instead of directly displaying output. The return statement sends a value from inside a function back to the line that called the function, enabling the offloading of program tasks into functions, simplifying the program's body.</text:p>
      <text:p text:style-name="P109"/>
      <text:p text:style-name="P109">Let’s look at a function that takes a first and last name, and returns a neatly formatted full name:</text:p>
      <text:p text:style-name="P20"/>
      <table:table table:name="Table17" table:style-name="Table17">
        <table:table-column table:style-name="Table17.A"/>
        <table:table-row>
          <table:table-cell table:style-name="Table17.A1" office:value-type="string">
            <text:p text:style-name="P63"><text:span text:style-name="T17">person</text:span>.py</text:p>
          </table:table-cell>
        </table:table-row>
        <table:table-row>
          <table:table-cell table:style-name="Table17.A2" office:value-type="string">
            <text:p text:style-name="P127">def get_formatted_name(first_name: <text:span text:style-name="T51">str</text:span>, last_name: <text:span text:style-name="T51">str</text:span>):</text:p>
            <text:p text:style-name="P127"><text:s text:c="4"/>"""Return a full name, neatly formatted."""</text:p>
            <text:p text:style-name="P127"><text:s text:c="4"/>full_name = f"{first_name} {last_name}"</text:p>
            <text:p text:style-name="P127"><text:s text:c="4"/>return full_name.title()</text:p>
            <text:p text:style-name="P127"/>
            <text:p text:style-name="P127">musician = get_formatted_name('jimi', 'hendrix')</text:p>
            <text:p text:style-name="P127">print(musician)</text:p>
          </table:table-cell>
        </table:table-row>
      </table:table>
      <text:p text:style-name="P20"/>
      <table:table table:name="Table18" table:style-name="Table18">
        <table:table-column table:style-name="Table18.A"/>
        <text:soft-page-break/>
        <table:table-row>
          <table:table-cell table:style-name="Table18.A1" office:value-type="string">
            <text:p text:style-name="P79">Output</text:p>
          </table:table-cell>
        </table:table-row>
        <table:table-row>
          <table:table-cell table:style-name="Table18.A2" office:value-type="string">
            <text:p text:style-name="P137">Jimi Hendrix</text:p>
          </table:table-cell>
        </table:table-row>
      </table:table>
      <text:p text:style-name="P20"/>
      <text:p text:style-name="P117">A function can specify its intended return type, as shown below:</text:p>
      <text:p text:style-name="P117"/>
      <table:table table:name="Table41" table:style-name="Table41">
        <table:table-column table:style-name="Table41.A"/>
        <table:table-row>
          <table:table-cell table:style-name="Table41.A1" office:value-type="string">
            <text:p text:style-name="P74"><text:span text:style-name="T17">person</text:span>.py</text:p>
          </table:table-cell>
        </table:table-row>
        <table:table-row>
          <table:table-cell table:style-name="Table41.A2" office:value-type="string">
            <text:p text:style-name="P128">def get_formatted_name(first_name: str, last_name: str) <text:span text:style-name="T42">-&gt; str</text:span>:</text:p>
            <text:p text:style-name="P128"><text:s text:c="4"/>"""Return a full name, neatly formatted."""</text:p>
            <text:p text:style-name="P128"><text:s text:c="4"/>full_name = f"{first_name} {last_name}"</text:p>
            <text:p text:style-name="P128"><text:s text:c="4"/>return full_name.title()</text:p>
            <text:p text:style-name="P128"/>
            <text:p text:style-name="P128">musician = get_formatted_name('jimi', 'hendrix')</text:p>
            <text:p text:style-name="P128">print(musician)</text:p>
          </table:table-cell>
        </table:table-row>
      </table:table>
      <text:p text:style-name="P117"/>
      <text:p text:style-name="P117">However, Python allows flexibility in return types as well. While you can specify the return type in the function definition using type hints, Python won't raise an error if the actual return value doesn't match the specified type.</text:p>
      <text:p text:style-name="P20"/>
      <text:p text:style-name="P50"><text:span text:style-name="T35">D</text:span>ictionar<text:span text:style-name="T35">ies</text:span></text:p>
      <text:p text:style-name="P43"/>
      <text:p text:style-name="P43"><text:span text:style-name="T52">A</text:span> dictionary is a built-in data structure that stores key-value pairs, allowing you to associate each key with a corresponding value. It's like a real-world dictionary where you look up words to find their meanings; similarly, in Python, you use keys to look up their associated values. Dictionaries are mutable, meaning you can modify them after creation, and they are unordered, so the order of items is not guaranteed. This versatility makes dictionaries incredibly useful for various tasks, such as storing settings, mapping relationships, and organizing data efficiently.</text:p>
      <text:p text:style-name="P43"/>
      <text:p text:style-name="P43">Consider a game featuring aliens that can have different colors and point values. This simple dictionary stores information about a particular alien:</text:p>
      <text:p text:style-name="P43"/>
      <table:table table:name="Table38" table:style-name="Table38">
        <table:table-column table:style-name="Table38.A"/>
        <table:table-row>
          <table:table-cell table:style-name="Table38.A1" office:value-type="string">
            <text:p text:style-name="P73"><text:span text:style-name="T35">alien</text:span>.py</text:p>
          </table:table-cell>
        </table:table-row>
        <table:table-row>
          <table:table-cell table:style-name="Table38.A2" office:value-type="string">
            <text:p text:style-name="P129">alien_0 = {'color': 'green', 'points': 5}</text:p>
            <text:p text:style-name="P129"/>
            <text:p text:style-name="P129">print(alien_0['color'])</text:p>
            <text:p text:style-name="P129">print(alien_0['points'])</text:p>
          </table:table-cell>
        </table:table-row>
      </table:table>
      <text:p text:style-name="P43"/>
      <text:p text:style-name="P43">The dictionary <text:span text:style-name="T44">alien_0</text:span> stores the alien’s color and point value. The last two lines access and display that information, as shown here:</text:p>
      <text:p text:style-name="P43"/>
      <table:table table:name="Table39" table:style-name="Table39">
        <table:table-column table:style-name="Table39.A"/>
        <table:table-row>
          <table:table-cell table:style-name="Table39.A1" office:value-type="string">
            <text:p text:style-name="P84">Output</text:p>
          </table:table-cell>
        </table:table-row>
        <table:table-row>
          <table:table-cell table:style-name="Table39.A2" office:value-type="string">
            <text:p text:style-name="P138">green</text:p>
            <text:p text:style-name="P138">5</text:p>
          </table:table-cell>
        </table:table-row>
      </table:table>
      <text:p text:style-name="P101"/>
      <text:p text:style-name="P51"/>
      <text:p text:style-name="P52">Returning a Dictionary</text:p>
      <text:p text:style-name="P19"/>
      <text:p text:style-name="P19">A function can return any kind of value you need it to, including more complicated data structures like lists and dictionaries. For example, the following function takes in parts of a name and returns a dictionary representing a person:</text:p>
      <text:p text:style-name="P99"/>
      <table:table table:name="Table19" table:style-name="Table19">
        <table:table-column table:style-name="Table19.A"/>
        <table:table-row>
          <table:table-cell table:style-name="Table19.A1" office:value-type="string">
            <text:p text:style-name="P64"><text:span text:style-name="T17">person2</text:span>.py</text:p>
          </table:table-cell>
        </table:table-row>
        <table:table-row>
          <table:table-cell table:style-name="Table19.A2" office:value-type="string">
            <text:p text:style-name="P130">def build_person(first_name: str, last_name: str) -&gt; dict:</text:p>
            <text:p text:style-name="P130"><text:s text:c="4"/>"""Return a dictionary of information about a person."""</text:p>
            <text:p text:style-name="P130"><text:s text:c="4"/>person = {'first': first_name, 'last': last_name}</text:p>
            <text:p text:style-name="P130"><text:s text:c="4"/>return person</text:p>
            <text:p text:style-name="P130"/>
            <text:p text:style-name="P130">musician = build_person('jimi', 'hendrix')</text:p>
            <text:p text:style-name="P130">print(musician)</text:p>
          </table:table-cell>
        </table:table-row>
      </table:table>
      <text:p text:style-name="P100"/>
      <text:p text:style-name="P30">The function <text:span text:style-name="T44">build_person()</text:span> takes in a first and last name, and puts these values into a dictionary. The value of <text:span text:style-name="T44">first_name</text:span> is stored with the key 'first', and the value of <text:span text:style-name="T44">last_name</text:span> is stored with the key 'last'. Then, the entire dictionary representing the person is returned. The return value is printed with the original two pieces of textual information now stored in a dictionary:</text:p>
      <text:p text:style-name="P30"/>
      <table:table table:name="Table10" table:style-name="Table10">
        <table:table-column table:style-name="Table10.A"/>
        <table:table-row>
          <table:table-cell table:style-name="Table10.A1" office:value-type="string">
            <text:p text:style-name="P81">Output</text:p>
          </table:table-cell>
        </table:table-row>
        <table:table-row>
          <table:table-cell table:style-name="Table10.A2" office:value-type="string">
            <text:p text:style-name="P139">{'first': 'jimi', 'last': 'hendrix'}</text:p>
          </table:table-cell>
        </table:table-row>
      </table:table>
      <text:p text:style-name="P30"/>
      <text:p text:style-name="P30">This function takes in simple textual information and puts it into a more meaningful data structure that lets you work with the information beyond just printing it. The strings 'jimi' and 'hendrix' are now labeled as a first name and last name. You can easily extend this function to accept optional values like a middle name, an age, an occupation, or any other information you want to store about a person. For example, the following change allows you to store a person’s age as well:</text:p>
      <text:p text:style-name="P31"/>
      <table:table table:name="Table11" table:style-name="Table11">
        <table:table-column table:style-name="Table11.A"/>
        <table:table-row>
          <table:table-cell table:style-name="Table11.A1" office:value-type="string">
            <text:p text:style-name="P67"><text:span text:style-name="T17">person</text:span><text:span text:style-name="T18">3</text:span>.py</text:p>
          </table:table-cell>
        </table:table-row>
        <table:table-row>
          <table:table-cell table:style-name="Table11.A2" office:value-type="string">
            <text:p text:style-name="P131">def build_person(first_name: str, last_name: str, age: int=None) -&gt; dict:</text:p>
            <text:p text:style-name="P131"><text:s text:c="4"/>"""Return a dictionary of information about a person."""</text:p>
            <text:p text:style-name="P131"><text:s text:c="4"/>person = {'first': first_name, 'last': last_name}</text:p>
            <text:p text:style-name="P131"><text:s text:c="4"/>if age:</text:p>
            <text:p text:style-name="P131"><text:s text:c="8"/>person['age'] = age</text:p>
            <text:p text:style-name="P131"><text:s text:c="4"/>return person</text:p>
            <text:p text:style-name="P131"/>
            <text:p text:style-name="P131">musician = build_person('jimi', 'hendrix', age=27)</text:p>
            <text:p text:style-name="P131">print(musician)</text:p>
          </table:table-cell>
        </table:table-row>
      </table:table>
      <text:p text:style-name="P31"/>
      <text:p text:style-name="P110"><text:span text:style-name="T39">(1 pt) </text:span><text:span text:style-name="T53">Re-write this file for your submission.</text:span> Call it “person3.py”. Make a call to the <text:span text:style-name="T44">build_person()</text:span> function with and without an age.</text:p>
      <text:p text:style-name="P30"/>
      <text:p text:style-name="P30"/>
      <text:p text:style-name="P30"/>
      <table:table table:name="Table21" table:style-name="Table21">
        <table:table-column table:style-name="Table21.A"/>
        <text:soft-page-break/>
        <table:table-row>
          <table:table-cell table:style-name="Table21.A1" office:value-type="string">
            <text:p text:style-name="P21">Exercise<text:span text:style-name="T4">s</text:span></text:p>
          </table:table-cell>
        </table:table-row>
        <table:table-row>
          <table:table-cell table:style-name="Table21.A2" office:value-type="string">
            <text:list text:continue-numbering="true" text:style-name="L1">
              <text:list-item text:start-value="1">
                <text:p text:style-name="P159"><text:span text:style-name="T37">(</text:span><text:span text:style-name="T52">1</text:span><text:span text:style-name="T37"> pt) </text:span><text:span text:style-name="T3">Create a file called “</text:span><text:span text:style-name="T19">album</text:span><text:span text:style-name="T3">.py”. Write a function called </text:span><text:span text:style-name="T45">make_album()</text:span><text:span text:style-name="T3"> that builds a dictionary </text:span>describing a music album. The function should take an artist name and an album title <text:span text:style-name="T52">as inputs</text:span> and it should return a dictionary containing these two pieces of information. Use the function to make three dictionaries representing different albums. Print each return value to show that the dictionaries are storing the album information correctly.</text:p>
                <text:list>
                  <text:list-item>
                    <text:p text:style-name="P159">Use <text:span text:style-name="T44">None</text:span> <text:span text:style-name="T52">as a value </text:span>to add an optional parameter to <text:span text:style-name="T44">make_album()</text:span> that allows you to store the number of songs on an album. If the <text:span text:style-name="T56">invocation</text:span> includes a value for the number of songs, add that value to the album’s dictionary. <text:span text:style-name="T19">Modify</text:span> <text:span text:style-name="T19">one of the</text:span> function call<text:span text:style-name="T19">s so</text:span> that <text:span text:style-name="T19">it</text:span> includes the number of songs on an album.</text:p>
                  </text:list-item>
                </text:list>
              </text:list-item>
              <text:list-item>
                <text:p text:style-name="P160"><text:span text:style-name="T37">(</text:span><text:span text:style-name="T56">2</text:span><text:span text:style-name="T37"> pts) </text:span><text:span text:style-name="T3">Create a file called “</text:span><text:span text:style-name="T20">user_albums</text:span><text:span text:style-name="T3">.py”. </text:span><text:span text:style-name="T20">Copy the function </text:span><text:span text:style-name="T47">make_album()</text:span><text:span text:style-name="T20"> from “album.py” into “user_albums.py”. Write a while </text:span>loop that allows users to enter an album’s artist and title. Once you have that information, call <text:span text:style-name="T44">make_album()</text:span> with the user’s input and print the dictionary that’s created. Be sure to include a quit <text:span text:style-name="T20">option</text:span> <text:span text:style-name="T20">for</text:span> <text:span text:style-name="T20">the user to leave the</text:span> while loop.</text:p>
              </text:list-item>
            </text:list>
          </table:table-cell>
        </table:table-row>
      </table:table>
      <text:p text:style-name="P22"/>
      <text:p text:style-name="P85">Modifying a List in a Function</text:p>
      <text:p text:style-name="P19"/>
      <text:p text:style-name="P19">When you pass a list to a function, the function can modify the list. Any changes made to the list inside the function’s body are permanent, allowing you to work efficiently even when you’re dealing with large amounts of data. <text:span text:style-name="T56">W</text:span>hen you pass mutable objects like lists or dictionaries, you're passing a reference to the original object, akin to a reference type. Therefore, modifications to mutable objects within a function will persist after the function returns because you're directly modifying the original object rather than a copy.</text:p>
      <text:p text:style-name="P19"/>
      <text:p text:style-name="P19">Consider a company that creates 3D printed models of designs that users submit. Designs that need to be printed are stored in a list, and after being printed they’re moved to a separate list. The following code does this without using functions:</text:p>
      <text:p text:style-name="P23"/>
      <table:table table:name="Table24" table:style-name="Table24">
        <table:table-column table:style-name="Table24.A"/>
        <table:table-row>
          <table:table-cell table:style-name="Table24.A1" office:value-type="string">
            <text:p text:style-name="P65"><text:span text:style-name="T21">printing_models</text:span>.py</text:p>
          </table:table-cell>
        </table:table-row>
        <table:table-row>
          <table:table-cell table:style-name="Table24.A2" office:value-type="string">
            <text:p text:style-name="P147"># Start with some designs that need to be printed.</text:p>
            <text:p text:style-name="P147">unprinted_designs = ['phone case', 'robot pendant', 'dodecahedron']</text:p>
            <text:p text:style-name="P147">completed_models = []</text:p>
            <text:p text:style-name="P147"/>
            <text:p text:style-name="P147"># Simulate printing each design, until none are left.</text:p>
            <text:p text:style-name="P147"># Move each design to completed_models after printing.</text:p>
            <text:p text:style-name="P147">while unprinted_designs:</text:p>
            <text:p text:style-name="P147"><text:s text:c="4"/>current_design = unprinted_designs.pop()</text:p>
            <text:p text:style-name="P147"><text:s text:c="4"/>print(f"Printing model: {current_design}")</text:p>
            <text:p text:style-name="P147"><text:s text:c="4"/>completed_models.append(current_design)</text:p>
            <text:p text:style-name="P147"/>
            <text:p text:style-name="P147"># Display all completed models.</text:p>
            <text:p text:style-name="P147">print("\nThe following models have been printed:")</text:p>
            <text:p text:style-name="P147">for completed_model in completed_models:</text:p>
            <text:p text:style-name="P147"><text:s text:c="4"/>print(completed_model)</text:p>
          </table:table-cell>
        </table:table-row>
      </table:table>
      <text:p text:style-name="P23"><text:soft-page-break/>This program starts with a list of designs that need to be printed and an empty list called <text:span text:style-name="T44">completed_models</text:span> that each design will be moved to after it has been printed. As long as designs remain in <text:span text:style-name="T44">unprinted_designs</text:span>, the while loop simulates printing each design by removing a design from the end of the list, storing it in <text:span text:style-name="T44">current_design</text:span>, and displaying a message that the current design is being printed. It then adds the design to the list of completed models. When the loop is finished running, a list of the designs that have been printed is displayed:</text:p>
      <text:p text:style-name="P32"/>
      <table:table table:name="Table14" table:style-name="Table14">
        <table:table-column table:style-name="Table14.A"/>
        <table:table-row>
          <table:table-cell table:style-name="Table14.A1" office:value-type="string">
            <text:p text:style-name="P82">Output</text:p>
          </table:table-cell>
        </table:table-row>
        <table:table-row>
          <table:table-cell table:style-name="Table14.A2" office:value-type="string">
            <text:p text:style-name="P140">Printing model: dodecahedron</text:p>
            <text:p text:style-name="P140">Printing model: robot pendant</text:p>
            <text:p text:style-name="P140">Printing model: phone case</text:p>
            <text:p text:style-name="P140"/>
            <text:p text:style-name="P140">The following models have been printed:</text:p>
            <text:p text:style-name="P140">dodecahedron</text:p>
            <text:p text:style-name="P140">robot pendant</text:p>
            <text:p text:style-name="P140">phone case</text:p>
          </table:table-cell>
        </table:table-row>
      </table:table>
      <text:p text:style-name="P32"/>
      <text:p text:style-name="P111">We can reorganize this code by writing two functions, each of which does one specific job. Most of the code won’t change; we’re just structuring it more carefully. The first function will handle printing the designs, and the second will summarize the prints that have been made:</text:p>
      <text:p text:style-name="P33"/>
      <table:table table:name="Table25" table:style-name="Table25">
        <table:table-column table:style-name="Table25.A"/>
        <table:table-row>
          <table:table-cell table:style-name="Table25.A1" office:value-type="string">
            <text:p text:style-name="P68"><text:span text:style-name="T21">printing_models</text:span><text:span text:style-name="T22">2</text:span>.py</text:p>
          </table:table-cell>
        </table:table-row>
        <table:table-row>
          <table:table-cell table:style-name="Table25.A2" office:value-type="string">
            <text:p text:style-name="P153">def print_models(unprinted_designs: list, completed_models: list) -&gt; None:</text:p>
            <text:p text:style-name="P153"><text:s text:c="4"/>"""</text:p>
            <text:p text:style-name="P153"><text:s text:c="4"/>Simulate printing each design, until none are left.</text:p>
            <text:p text:style-name="P153"><text:s text:c="4"/>Move each design to completed_models after printing.</text:p>
            <text:p text:style-name="P153"><text:s text:c="4"/>"""</text:p>
            <text:p text:style-name="P153"><text:s text:c="4"/>while unprinted_designs:</text:p>
            <text:p text:style-name="P153"><text:s text:c="8"/>current_design = unprinted_designs.pop()</text:p>
            <text:p text:style-name="P153"><text:s text:c="8"/>print(f"Printing model: {current_design}")</text:p>
            <text:p text:style-name="P153"><text:s text:c="8"/>completed_models.append(current_design)</text:p>
            <text:p text:style-name="P153"/>
            <text:p text:style-name="P153">def show_completed_models(completed_models: list) -&gt; None:</text:p>
            <text:p text:style-name="P153"><text:s text:c="4"/>"""Show all the models that were printed."""</text:p>
            <text:p text:style-name="P153"><text:s text:c="4"/>print("\nThe following models have been printed:")</text:p>
            <text:p text:style-name="P153"><text:s text:c="4"/>for completed_model in completed_models:</text:p>
            <text:p text:style-name="P153"><text:s text:c="8"/>print(completed_model)</text:p>
            <text:p text:style-name="P153"/>
            <text:p text:style-name="P153">unprinted_designs = ['phone case', 'robot pendant', 'dodecahedron']</text:p>
            <text:p text:style-name="P153">completed_models = []</text:p>
            <text:p text:style-name="P153"/>
            <text:p text:style-name="P153">print_models(unprinted_designs, completed_models)</text:p>
            <text:p text:style-name="P153">show_completed_models(completed_models)</text:p>
          </table:table-cell>
        </table:table-row>
      </table:table>
      <text:p text:style-name="P98"/>
      <text:p text:style-name="P104"/>
      <text:p text:style-name="P104"><text:soft-page-break/>We define the function <text:span text:style-name="T44">print_models()</text:span> with two parameters: a list of designs that need to be printed and a list of completed models. Given these two lists, the function simulates printing each design by emptying the list of unprinted designs and filling up the list of completed models. We then define the function <text:span text:style-name="T44">show_completed_models()</text:span> with one parameter: the list of completed models. Given this list, <text:span text:style-name="T44">show_completed_models()</text:span> displays the name of each model that was printed.</text:p>
      <text:p text:style-name="P104"/>
      <text:p text:style-name="P104">This program has the same output as the version without functions, but the code is much more organized. The code that does most of the work has been moved to two separate functions, which makes the main part of the program easier to understand. Look at the body of the program and notice</text:p>
      <text:p text:style-name="P104">how easily you can follow what’s happening.</text:p>
      <text:p text:style-name="P34"/>
      <text:p text:style-name="P53">Preventing a Function from Modifying a List</text:p>
      <text:p text:style-name="P24"/>
      <text:p text:style-name="P24">Sometimes you’ll want to prevent a function from modifying a list. For example, say that you start with a list of unprinted designs and write a function to move them to a list of completed models, as in the previous example. You may decide that even though you’ve printed all the designs, you want to keep the original list of unprinted designs for your records. But because you moved all the design names out of <text:span text:style-name="T44">unprinted_designs</text:span>, the list is now empty, and the empty list is the only version you have; the original is gone. In this case, you can address this issue by passing the function a copy of the list, not the original. Any changes the function makes to the list will affect only the copy, leaving the original list intact.</text:p>
      <text:p text:style-name="P24"/>
      <text:p text:style-name="P24">You can send a copy of a list to a function like this:</text:p>
      <text:p text:style-name="P24"/>
      <table:table table:name="Table32" table:style-name="Table32">
        <table:table-column table:style-name="Table32.A"/>
        <table:table-row>
          <table:table-cell table:style-name="Table32.A1" office:value-type="string">
            <text:p text:style-name="P132">function_name(list_name[:])</text:p>
          </table:table-cell>
        </table:table-row>
      </table:table>
      <text:p text:style-name="P25"/>
      <text:p text:style-name="P25">The slice notation [:] makes a copy of the list to send to the function. If we didn’t want to empty the list of unprinted designs in printing_models.py, we could call <text:span text:style-name="T44">print_models()</text:span> like this:</text:p>
      <text:p text:style-name="P25"/>
      <table:table table:name="Table33" table:style-name="Table33">
        <table:table-column table:style-name="Table33.A"/>
        <table:table-row>
          <table:table-cell table:style-name="Table33.A1" office:value-type="string">
            <text:p text:style-name="P141">print_models(unprinted_designs[:], completed_models)</text:p>
          </table:table-cell>
        </table:table-row>
      </table:table>
      <text:p text:style-name="P25"/>
      <text:p text:style-name="P112">The function <text:span text:style-name="T44">print_models()</text:span> can do its work because it still receives the names of all unprinted designs. But this time it uses a copy of the original unprinted designs list, not the actual <text:span text:style-name="T44">unprinted_designs</text:span> list. The list <text:span text:style-name="T44">completed_models</text:span> will fill up with the names of printed models like it did before, but the original list of unprinted designs will be unaffected by the function.</text:p>
      <text:p text:style-name="P112"/>
      <text:p text:style-name="P112">Even though you can preserve the contents of a list by passing a copy of it to your functions, you should pass the original list to functions unless you have a specific reason to pass a copy. It’s more efficient for a function to work with an existing list, because this avoids using the time and memory needed to make a separate copy. This is especially true when working with large lists.</text:p>
      <text:p text:style-name="P35"/>
      <text:p text:style-name="P35"/>
      <text:p text:style-name="P35"/>
      <text:p text:style-name="P35"/>
      <text:p text:style-name="P35"/>
      <text:p text:style-name="P35"/>
      <text:p text:style-name="P35"/>
      <table:table table:name="Table40" table:style-name="Table40">
        <table:table-column table:style-name="Table40.A"/>
        <text:soft-page-break/>
        <table:table-row>
          <table:table-cell table:style-name="Table40.A1" office:value-type="string">
            <text:p text:style-name="P26">Exercise<text:span text:style-name="T4">s</text:span></text:p>
          </table:table-cell>
        </table:table-row>
        <table:table-row>
          <table:table-cell table:style-name="Table40.A2" office:value-type="string">
            <text:list text:continue-numbering="true" text:style-name="L1">
              <text:list-item text:start-value="1">
                <text:p text:style-name="P161"><text:span text:style-name="T38">(2 pts) </text:span><text:span text:style-name="T3">Create a file called “</text:span><text:span text:style-name="T23">messages.py”. Perform the following:</text:span></text:p>
                <text:list>
                  <text:list-item>
                    <text:p text:style-name="P161">Make a list containing a series of short text messages. Pass the list to a function called <text:span text:style-name="T44">show_messages()</text:span>, which prints each text message.</text:p>
                  </text:list-item>
                  <text:list-item>
                    <text:p text:style-name="P161">Write a function called <text:span text:style-name="T44">send_messages()</text:span> that <text:span text:style-name="T57">takes a list of messages as an argument,</text:span> prints each text message, and moves each message to a new list called <text:span text:style-name="T44">sent_messages</text:span>. After calling the function, print both of <text:span text:style-name="T57">the</text:span> lists to make sure the messages were moved correctly.</text:p>
                  </text:list-item>
                  <text:list-item>
                    <text:p text:style-name="P161">Call the function <text:span text:style-name="T44">send_messages()</text:span> with a copy of the list of messages. After calling the function, print both of your lists to show that the original list has retained its messages.</text:p>
                  </text:list-item>
                </text:list>
              </text:list-item>
            </text:list>
          </table:table-cell>
        </table:table-row>
      </table:table>
      <text:p text:style-name="P27"/>
      <text:p text:style-name="P54">Storing Your Functions in Modules</text:p>
      <text:p text:style-name="P27"/>
      <text:p text:style-name="P27">One advantage of functions is the way they separate blocks of code from your main program. When you use descriptive names for your functions, your programs become much easier to follow. You can go a step further by storing your functions in a separate file called a module and then importing that module into your main program. An import statement tells Python to make the code in a module available in the currently running program file.</text:p>
      <text:p text:style-name="P27"/>
      <text:p text:style-name="P27">Storing your functions in a separate file allows you to hide the details of your program’s code and focus on its higher-level logic <text:span text:style-name="T24">(aka abstraction)</text:span>. It also allows you to reuse functions in many different programs. When you store your functions in separate files, you can share those files with other programmers withou<text:span text:style-name="T24">t having to share your entire program. Knowing how to import functions </text:span>also allows you to use libraries of functions that other programmers have written.</text:p>
      <text:p text:style-name="P27"/>
      <text:p text:style-name="P27">There are several ways to import a module, and <text:span text:style-name="T24">we’ll go through</text:span> each of these briefly.</text:p>
      <text:p text:style-name="P27"/>
      <text:p text:style-name="P56">Importing an Entire Module</text:p>
      <text:p text:style-name="P27"/>
      <text:p text:style-name="P27">To start importing functions, we first need to create a module. A module is a file ending in .py that contains the code you want to import into your program. Let’s make a module that contains the function <text:span text:style-name="T44">make_pizza()</text:span>. <text:span text:style-name="T54">Do this for your lab submission</text:span><text:span text:style-name="T25"> </text:span><text:span text:style-name="T39">(1 pt)</text:span><text:span text:style-name="T25">. </text:span></text:p>
      <text:p text:style-name="P36"/>
      <table:table table:name="Table15" table:style-name="Table15">
        <table:table-column table:style-name="Table15.A"/>
        <table:table-row>
          <table:table-cell table:style-name="Table15.A1" office:value-type="string">
            <text:p text:style-name="P69"><text:span text:style-name="T25">pizza</text:span>.py</text:p>
          </table:table-cell>
        </table:table-row>
        <table:table-row>
          <table:table-cell table:style-name="Table15.A2" office:value-type="string">
            <text:p text:style-name="P148">def make_pizza(size, *toppings):</text:p>
            <text:p text:style-name="P148"><text:s text:c="4"/>"""Summarize the pizza we are about to make."""</text:p>
            <text:p text:style-name="P148"><text:s text:c="4"/>print(f"\nMaking a {size}-inch pizza with the following toppings:")</text:p>
            <text:p text:style-name="P148"><text:s text:c="4"/>for topping in toppings:</text:p>
            <text:p text:style-name="P148"><text:s text:c="8"/>print(f"- {topping}")</text:p>
          </table:table-cell>
        </table:table-row>
      </table:table>
      <text:p text:style-name="P36"/>
      <text:p text:style-name="P27">The asterisk in the parameter name <text:span text:style-name="T44">*toppings</text:span> tells Python to make a tuple called toppings, containing all the values this function receives. <text:span text:style-name="T25">This is a way we can achieve passing an arbitrary number of arguments into a function.</text:span></text:p>
      <text:p text:style-name="P27"/>
      <text:p text:style-name="P27"><text:soft-page-break/>Now we’ll make a separate file called <text:span text:style-name="T44">making_pizzas.py</text:span> in the same directory as <text:span text:style-name="T44">pizza.py</text:span>. <text:span text:style-name="T55">This should also be included in your submission.</text:span><text:span text:style-name="T62"> </text:span>This file imports the module we just created and then makes two calls to <text:span text:style-name="T44">make_pizza()</text:span>:</text:p>
      <text:p text:style-name="P103"/>
      <table:table table:name="Table20" table:style-name="Table20">
        <table:table-column table:style-name="Table20.A"/>
        <table:table-row>
          <table:table-cell table:style-name="Table20.A1" office:value-type="string">
            <text:p text:style-name="P70"><text:span text:style-name="T26">make_pizza</text:span>.py</text:p>
          </table:table-cell>
        </table:table-row>
        <table:table-row>
          <table:table-cell table:style-name="Table20.A2" office:value-type="string">
            <text:p text:style-name="P149">import pizza</text:p>
            <text:p text:style-name="P149"/>
            <text:p text:style-name="P149">pizza.make_pizza(16, 'pepperoni')</text:p>
            <text:p text:style-name="P149">pizza.make_pizza(12, 'mushrooms', 'green peppers', 'extra cheese')</text:p>
          </table:table-cell>
        </table:table-row>
      </table:table>
      <text:p text:style-name="P103"/>
      <text:p text:style-name="P28">When Python reads this file, the line import pizza tells Python to open the file <text:span text:style-name="T44">pizza.py</text:span> and copy all the functions from it into this program. You don’t actually see code being copied between files because Python copies the code behind the scenes, just before the program runs. All you need to know is that any function defined in <text:span text:style-name="T44">pizza.py</text:span> will now be available in <text:span text:style-name="T44">making_pizzas.py</text:span>.</text:p>
      <text:p text:style-name="P27"/>
      <text:p text:style-name="P27">To call a function from an imported module, enter the name of the module you imported, pizza, followed by the name of the function, <text:span text:style-name="T44">make_pizza()</text:span>, separated by a dot. </text:p>
      <text:p text:style-name="P37"/>
      <table:table table:name="Table22" table:style-name="Table22">
        <table:table-column table:style-name="Table22.A"/>
        <table:table-row>
          <table:table-cell table:style-name="Table22.A1" office:value-type="string">
            <text:p text:style-name="P83">Output</text:p>
          </table:table-cell>
        </table:table-row>
        <table:table-row>
          <table:table-cell table:style-name="Table22.A2" office:value-type="string">
            <text:p text:style-name="P155">Making a 16-inch pizza with the following toppings:</text:p>
            <text:p text:style-name="P155">- pepperoni</text:p>
            <text:p text:style-name="P155"/>
            <text:p text:style-name="P155">Making a 12-inch pizza with the following toppings:</text:p>
            <text:p text:style-name="P155">- mushrooms</text:p>
            <text:p text:style-name="P155">- green peppers</text:p>
            <text:p text:style-name="P155">- extra cheese</text:p>
          </table:table-cell>
        </table:table-row>
      </table:table>
      <text:p text:style-name="P37"/>
      <text:p text:style-name="P37">This first approach to importing, in which you simply write <text:span text:style-name="T44">import</text:span> followed by the name of the module, makes every function from the module available in your program. If you use this kind of import statement to import an entire module named <text:span text:style-name="T44">module_name.py</text:span>, each function in the module is available through the following syntax:</text:p>
      <text:p text:style-name="P37"/>
      <table:table table:name="Table23" table:style-name="Table23">
        <table:table-column table:style-name="Table23.A"/>
        <table:table-row>
          <table:table-cell table:style-name="Table23.A1" office:value-type="string">
            <text:p text:style-name="P142">module_name.function_name()</text:p>
          </table:table-cell>
        </table:table-row>
      </table:table>
      <text:p text:style-name="P38"/>
      <text:p text:style-name="P113">Make sure you made the two files for the lab submission and tested them.</text:p>
      <text:p text:style-name="P102"/>
      <text:p text:style-name="P57">Importing <text:span text:style-name="T28">Specific Functions</text:span></text:p>
      <text:p text:style-name="P102"/>
      <text:p text:style-name="P19">You can also import a specific function from a module. Here’s the general syntax for this approach:</text:p>
      <text:p text:style-name="P39"/>
      <table:table table:name="Table26" table:style-name="Table26">
        <table:table-column table:style-name="Table26.A"/>
        <table:table-row>
          <table:table-cell table:style-name="Table26.A1" office:value-type="string">
            <text:p text:style-name="P143">from module_name import function_name</text:p>
          </table:table-cell>
        </table:table-row>
      </table:table>
      <text:p text:style-name="P39"/>
      <text:p text:style-name="P19">You can import as many functions as you want from a module by separating each function’s name with a comma:</text:p>
      <text:p text:style-name="P39"/>
      <table:table table:name="Table27" table:style-name="Table27">
        <table:table-column table:style-name="Table27.A"/>
        <table:table-row>
          <table:table-cell table:style-name="Table27.A1" office:value-type="string">
            <text:p text:style-name="P143">from module_name import function_0, function_1, function_2</text:p>
          </table:table-cell>
        </table:table-row>
      </table:table>
      <text:p text:style-name="P39"><text:soft-page-break/></text:p>
      <text:p text:style-name="P19">The <text:span text:style-name="T44">making_pizzas.py</text:span> example would look like this if we want to import just the function we’re going to use:</text:p>
      <text:p text:style-name="P39"/>
      <table:table table:name="Table28" table:style-name="Table28">
        <table:table-column table:style-name="Table28.A"/>
        <table:table-row>
          <table:table-cell table:style-name="Table28.A1" office:value-type="string">
            <text:p text:style-name="P71"><text:span text:style-name="T26">make_pizza</text:span>.py</text:p>
          </table:table-cell>
        </table:table-row>
        <table:table-row>
          <table:table-cell table:style-name="Table28.A2" office:value-type="string">
            <text:p text:style-name="P150">from pizza import make_pizza</text:p>
            <text:p text:style-name="P150"/>
            <text:p text:style-name="P150">make_pizza(16, 'pepperoni')</text:p>
            <text:p text:style-name="P150">make_pizza(12, 'mushrooms', 'green peppers', 'extra cheese')</text:p>
          </table:table-cell>
        </table:table-row>
      </table:table>
      <text:p text:style-name="P39"/>
      <text:p text:style-name="P39">With this syntax, you don’t need to use the dot notation when you call a function. Because we’ve explicitly imported the function <text:span text:style-name="T44">make_pizza()</text:span> in the import statement, we can call it by name when we use the function.</text:p>
      <text:p text:style-name="P19"/>
      <text:p text:style-name="P59">Using as to Give a Function an Alias</text:p>
      <text:p text:style-name="P19"/>
      <text:p text:style-name="P19">If the name of a function you’re importing might conflict with an existing name in your program, or if the function name is long, you can use a short, unique alias—an alternate name similar to a nickname for the function. You’ll give the function this special nickname when you import the function.</text:p>
      <text:p text:style-name="P19"/>
      <text:p text:style-name="P19">Here we give the function <text:span text:style-name="T44">make_pizza()</text:span> an alias, <text:span text:style-name="T44">mp()</text:span>, by importing <text:span text:style-name="T44">make_pizza as mp</text:span>. The <text:span text:style-name="T44">as</text:span> keyword renames a function using the alias you provide:</text:p>
      <text:p text:style-name="P45"/>
      <table:table table:name="Table29" table:style-name="Table29">
        <table:table-column table:style-name="Table29.A"/>
        <table:table-row>
          <table:table-cell table:style-name="Table29.A1" office:value-type="string">
            <text:p text:style-name="P76"><text:span text:style-name="T26">make_pizza</text:span>.py</text:p>
          </table:table-cell>
        </table:table-row>
        <table:table-row>
          <table:table-cell table:style-name="Table29.A2" office:value-type="string">
            <text:p text:style-name="P151">from pizza import make_pizza as mp</text:p>
            <text:p text:style-name="P151"/>
            <text:p text:style-name="P151">mp(16, 'pepperoni')</text:p>
            <text:p text:style-name="P151">mp(12, 'mushrooms', 'green peppers', 'extra cheese')</text:p>
          </table:table-cell>
        </table:table-row>
      </table:table>
      <text:p text:style-name="P45"/>
      <text:p text:style-name="P19">The import statement shown here renames the function <text:span text:style-name="T44">make_pizza()</text:span> to <text:span text:style-name="T44">mp()</text:span> in this <text:span text:style-name="T58">file</text:span>. Anytime we want to call <text:span text:style-name="T44">make_pizza()</text:span> we can simply write <text:span text:style-name="T44">mp()</text:span> instead, and Python will run the code in <text:span text:style-name="T44">make_pizza()</text:span> while avoiding any confusion with another <text:span text:style-name="T44">make_pizza()</text:span> function you might have written in this program file.</text:p>
      <text:p text:style-name="P19"/>
      <text:p text:style-name="P19">The general syntax for providing an alias is:</text:p>
      <text:p text:style-name="P19"/>
      <table:table table:name="Table30" table:style-name="Table30">
        <table:table-column table:style-name="Table30.A"/>
        <table:table-row>
          <table:table-cell table:style-name="Table30.A1" office:value-type="string">
            <text:p text:style-name="P144">from module_name import function_name as fn</text:p>
          </table:table-cell>
        </table:table-row>
      </table:table>
      <text:p text:style-name="P45"/>
      <text:p text:style-name="P58">Using as to Give a <text:span text:style-name="T29">Module</text:span> an Alias</text:p>
      <text:p text:style-name="P19"/>
      <text:p text:style-name="P19">You can also provide an alias for a module name. Giving a module a short alias, like <text:span text:style-name="T44">p</text:span> for <text:span text:style-name="T44">pizza</text:span>, allows you to call the module’s functions more quickly. Calling <text:span text:style-name="T44">p.make_pizza()</text:span> is more concise than calling <text:span text:style-name="T44">pizza.make_pizza()</text:span>:</text:p>
      <text:p text:style-name="P44"/>
      <text:p text:style-name="P44"/>
      <table:table table:name="Table31" table:style-name="Table31">
        <table:table-column table:style-name="Table31.A"/>
        <text:soft-page-break/>
        <table:table-row>
          <table:table-cell table:style-name="Table31.A1" office:value-type="string">
            <text:p text:style-name="P75"><text:span text:style-name="T26">make_pizza</text:span>.py</text:p>
          </table:table-cell>
        </table:table-row>
        <table:table-row>
          <table:table-cell table:style-name="Table31.A2" office:value-type="string">
            <text:p text:style-name="P152">import pizza as p</text:p>
            <text:p text:style-name="P152"/>
            <text:p text:style-name="P152">p.make_pizza(16, 'pepperoni')</text:p>
            <text:p text:style-name="P152">p.make_pizza(12, 'mushrooms', 'green peppers', 'extra cheese')</text:p>
          </table:table-cell>
        </table:table-row>
      </table:table>
      <text:p text:style-name="P44"/>
      <text:p text:style-name="P19">The module pizza is given the alias <text:span text:style-name="T44">p</text:span> in the import statement, but all of the module’s functions retain their original names.</text:p>
      <text:p text:style-name="P19"/>
      <text:p text:style-name="P44">The general syntax for this approach is:</text:p>
      <text:p text:style-name="P44"/>
      <table:table table:name="Table34" table:style-name="Table34">
        <table:table-column table:style-name="Table34.A"/>
        <table:table-row>
          <table:table-cell table:style-name="Table34.A1" office:value-type="string">
            <text:p text:style-name="P145">import module_name as mn</text:p>
          </table:table-cell>
        </table:table-row>
      </table:table>
      <text:p text:style-name="P44"/>
      <text:p text:style-name="P58">Importing All Functions in a Module</text:p>
      <text:p text:style-name="P19"/>
      <text:p text:style-name="P19">You can tell Python to import every function in a module by using the asterisk (*) operator:</text:p>
      <text:p text:style-name="P40"/>
      <table:table table:name="Table35" table:style-name="Table35">
        <table:table-column table:style-name="Table35.A"/>
        <table:table-row>
          <table:table-cell table:style-name="Table35.A1" office:value-type="string">
            <text:p text:style-name="P72"><text:span text:style-name="T26">make_pizza</text:span>.py</text:p>
          </table:table-cell>
        </table:table-row>
        <table:table-row>
          <table:table-cell table:style-name="Table35.A2" office:value-type="string">
            <text:p text:style-name="P154">from pizza import *</text:p>
            <text:p text:style-name="P154"/>
            <text:p text:style-name="P154">make_pizza(16, 'pepperoni')</text:p>
            <text:p text:style-name="P154">make_pizza(12, 'mushrooms', 'green peppers', 'extra cheese')</text:p>
          </table:table-cell>
        </table:table-row>
      </table:table>
      <text:p text:style-name="P40"/>
      <text:p text:style-name="P19">The asterisk in the import statement tells Python to copy every function from the module pizza into this program file. Because every function is imported, you can call each function by name without using the dot notation. However, it’s best not to use this approach when you’re working with larger modules that you didn’t write: if the module has a function name that matches an existing name in your project, you can get unexpected results. Python may see several functions or variables with the same name, and instead of importing all the functions separately, it will overwrite the functions.</text:p>
      <text:p text:style-name="P19"/>
      <text:p text:style-name="P19">The best approach is to import the function or functions you want, or import the entire module and use the dot notation. This leads to clear code that’s easy to read and understand. I include<text:span text:style-name="T30">d</text:span> this section so you’ll recognize <text:span text:style-name="T44">import</text:span> statements like the following when you see them in other people’s code:</text:p>
      <text:p text:style-name="P19"/>
      <table:table table:name="Table36" table:style-name="Table36">
        <table:table-column table:style-name="Table36.A"/>
        <table:table-row>
          <table:table-cell table:style-name="Table36.A1" office:value-type="string">
            <text:p text:style-name="P146">from module_name import *</text:p>
          </table:table-cell>
        </table:table-row>
      </table:table>
      <text:p text:style-name="P41"/>
      <table:table table:name="Table37" table:style-name="Table37">
        <table:table-column table:style-name="Table37.A"/>
        <table:table-row>
          <table:table-cell table:style-name="Table37.A1" office:value-type="string">
            <text:p text:style-name="P42">Exercise<text:span text:style-name="T4">s</text:span></text:p>
          </table:table-cell>
        </table:table-row>
        <table:table-row>
          <table:table-cell table:style-name="Table37.A2" office:value-type="string">
            <text:list text:continue-numbering="true" text:style-name="L1">
              <text:list-item text:start-value="1">
                <text:p text:style-name="P162"><text:span text:style-name="T39">(1 pt) </text:span><text:span text:style-name="T59">Put the functions for the example “printing_models</text:span><text:span text:style-name="T60">2</text:span><text:span text:style-name="T59">.py” in a separate file called “printing_functions.py”. Write an import statement at the top of “printing_models</text:span><text:span text:style-name="T60">2</text:span><text:span text:style-name="T59">.py”, and mod</text:span>ify the file to use the imported functions. <text:span text:style-name="T58">Both “printing_models2.py” and “printing_functions.py” should be in your submission.</text:span></text:p>
              </text:list-item>
            </text:list>
            <text:p text:style-name="P118"/>
            <text:p text:style-name="P118"/>
            <text:list text:continue-numbering="true" text:style-name="L1">
              <text:list-item>
                <text:p text:style-name="P165"><text:soft-page-break/><text:span text:style-name="T39">(1 pt) </text:span>Create a file called “messages_module.py”. Put all of the functions from “messages.py” in it. Remove all of the functions from “messages.py”. Import the functions into the “messages.py” file and call the functions. <text:span text:style-name="T31">Choose the import functionality that makes the most sense for you. </text:span>Functionality should be the same as before modifying it. <text:span text:style-name="T58">Both “messages_module.py” and “messages.py” should be in your submission.</text:span></text:p>
              </text:list-item>
              <text:list-item>
                <text:p text:style-name="P166"><text:span text:style-name="T39">(1 pt) </text:span>Create a file called “my_math.py”. Create a program that takes number<text:span text:style-name="T61">s</text:span> from the user and prints the square root for each input. The program should keep prompting the user for inputs until the user types in “quit”. Use the <text:span text:style-name="T44">sqrt()</text:span> function from the math module.</text:p>
                <text:list>
                  <text:list-item>
                    <text:p text:style-name="P166"><text:a xlink:type="simple" xlink:href="https://www.w3schools.com/python/ref_math_sqrt.asp" text:style-name="Internet_20_link" text:visited-style-name="Visited_20_Internet_20_Link">https://www.w3schools.com/python/ref_math_sqrt.asp</text:a></text:p>
                  </text:list-item>
                </text:list>
              </text:list-item>
            </text:list>
          </table:table-cell>
        </table:table-row>
      </table:table>
      <text:p text:style-name="P41"/>
      <text:p text:style-name="P3">Submission</text:p>
      <text:p text:style-name="P5"/>
      <text:p text:style-name="P6">The submission for this <text:span text:style-name="T8">lab</text:span> <text:span text:style-name="T5">is</text:span> the commit ID you want to be graded. <text:span text:style-name="T6">You will submit it via the Canvas assignment.</text:span></text:p>
      <text:p text:style-name="P6"/>
      <text:p text:style-name="P7">If you’ve forgotten which commit ID to submit or how to find it, refer back to lab 0.</text:p>
      <text:p text:style-name="P7"/>
      <text:p text:style-name="P8">There should be <text:span text:style-name="T63">11</text:span> items you’ve added to your repositor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Nicholas Page</meta:initial-creator>
    <meta:creation-date>2022-08-18T14:27:38.461000000</meta:creation-date>
    <dc:date>2024-03-21T15:25:40.769000000</dc:date>
    <meta:editing-duration>PT19H31M10S</meta:editing-duration>
    <meta:editing-cycles>90</meta:editing-cycles>
    <meta:generator>LibreOffice/24.2.1.2$Windows_X86_64 LibreOffice_project/db4def46b0453cc22e2d0305797cf981b68ef5ac</meta:generator>
    <meta:document-statistic meta:table-count="41" meta:image-count="0" meta:object-count="0" meta:page-count="14" meta:paragraph-count="269" meta:word-count="4339" meta:character-count="27599" meta:non-whitespace-character-count="23341"/>
  </office:meta>
</office:document-meta>
</file>